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23.16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33.65pt"/>
    </style:style>
    <style:style style:name="co19" style:family="table-column">
      <style:table-column-properties fo:break-before="auto" style:column-width="5.41pt"/>
    </style:style>
    <style:style style:name="ro27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6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5.51pt" fo:break-before="auto" style:use-optimal-row-height="false"/>
    </style:style>
    <style:style style:name="ro6" style:family="table-row">
      <style:table-row-properties style:row-height="3.86pt" fo:break-before="auto" style:use-optimal-row-height="false"/>
    </style:style>
    <style:style style:name="ro7" style:family="table-row">
      <style:table-row-properties style:row-height="10.8pt" fo:break-before="auto" style:use-optimal-row-height="false"/>
    </style:style>
    <style:style style:name="ro8" style:family="table-row">
      <style:table-row-properties style:row-height="7.46pt" fo:break-before="auto" style:use-optimal-row-height="false"/>
    </style:style>
    <style:style style:name="ro9" style:family="table-row">
      <style:table-row-properties style:row-height="8.31pt" fo:break-before="auto" style:use-optimal-row-height="false"/>
    </style:style>
    <style:style style:name="ro10" style:family="table-row">
      <style:table-row-properties style:row-height="14.2pt" fo:break-before="auto" style:use-optimal-row-height="false"/>
    </style:style>
    <style:style style:name="ro11" style:family="table-row">
      <style:table-row-properties style:row-height="16.41pt" fo:break-before="auto" style:use-optimal-row-height="false"/>
    </style:style>
    <style:style style:name="ro12" style:family="table-row">
      <style:table-row-properties style:row-height="29.96pt" fo:break-before="auto" style:use-optimal-row-height="false"/>
    </style:style>
    <style:style style:name="ro13" style:family="table-row">
      <style:table-row-properties style:row-height="6.41pt" fo:break-before="auto" style:use-optimal-row-height="false"/>
    </style:style>
    <style:style style:name="ro14" style:family="table-row">
      <style:table-row-properties style:row-height="10.69pt" fo:break-before="auto" style:use-optimal-row-height="false"/>
    </style:style>
    <style:style style:name="ro15" style:family="table-row">
      <style:table-row-properties style:row-height="14.94pt" fo:break-before="auto" style:use-optimal-row-height="false"/>
    </style:style>
    <style:style style:name="ro16" style:family="table-row">
      <style:table-row-properties style:row-height="14.14pt" fo:break-before="auto" style:use-optimal-row-height="false"/>
    </style:style>
    <style:style style:name="ro17" style:family="table-row">
      <style:table-row-properties style:row-height="22.45pt" fo:break-before="auto" style:use-optimal-row-height="false"/>
    </style:style>
    <style:style style:name="ro18" style:family="table-row">
      <style:table-row-properties style:row-height="14.29pt" fo:break-before="auto" style:use-optimal-row-height="false"/>
    </style:style>
    <style:style style:name="ro19" style:family="table-row">
      <style:table-row-properties style:row-height="28.6pt" fo:break-before="auto" style:use-optimal-row-height="false"/>
    </style:style>
    <style:style style:name="ro20" style:family="table-row">
      <style:table-row-properties style:row-height="23.16pt" fo:break-before="auto" style:use-optimal-row-height="false"/>
    </style:style>
    <style:style style:name="ro21" style:family="table-row">
      <style:table-row-properties style:row-height="5.36pt" fo:break-before="auto" style:use-optimal-row-height="false"/>
    </style:style>
    <style:style style:name="ro22" style:family="table-row">
      <style:table-row-properties style:row-height="10.6pt" fo:break-before="auto" style:use-optimal-row-height="false"/>
    </style:style>
    <style:style style:name="ro23" style:family="table-row">
      <style:table-row-properties style:row-height="21.06pt" fo:break-before="auto" style:use-optimal-row-height="false"/>
    </style:style>
    <style:style style:name="ro24" style:family="table-row">
      <style:table-row-properties style:row-height="4.65pt" fo:break-before="auto" style:use-optimal-row-height="false"/>
    </style:style>
    <style:style style:name="ro25" style:family="table-row">
      <style:table-row-properties style:row-height="21.8pt" fo:break-before="auto" style:use-optimal-row-height="false"/>
    </style:style>
    <style:style style:name="ro26" style:family="table-row">
      <style:table-row-properties style:row-height="16.64pt" fo:break-before="auto" style:use-optimal-row-height="false"/>
    </style:style>
    <style:style style:name="ro28" style:family="table-row">
      <style:table-row-properties style:row-height="9.16pt" fo:break-before="auto" style:use-optimal-row-height="false"/>
    </style:style>
    <style:style style:name="ro29" style:family="table-row">
      <style:table-row-properties style:row-height="31.44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7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8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font-name="Liberation Serif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52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55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63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0.06pt dotted #000000" fo:border-top="0.06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9pt" style:font-size-asian="9pt" style:font-size-complex="9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8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 fo:border="none"/>
      <style:text-properties style:font-name="Liberation Serif"/>
    </style:style>
    <style:style style:name="ce97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98" style:family="table-cell" style:parent-style-name="Default">
      <style:table-cell-properties fo:background-color="transparent"/>
      <style:text-properties style:font-name="Liberation Serif"/>
    </style:style>
    <style:style style:name="ce99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100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101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102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10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05" style:family="table-cell" style:parent-style-name="Default" style:data-style-name="N99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transparent"/>
      <style:text-properties fo:color="#800000"/>
    </style:style>
    <style:style style:name="ce108" style:family="table-cell" style:parent-style-name="Default">
      <style:table-cell-properties fo:background-color="transparen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6&quot;;&quot;20&quot;;&quot;24&quot;;&quot;28&quot;;&quot;32&quot;)" table:allow-empty-cell="true" table:display-list="unsorted" table:base-cell-address="Stampe.AA10">
          <table:error-message table:message-type="stop" table:display="true"/>
        </table:content-validation>
      </table:content-validations>
      <table:table table:name="Stampe" table:style-name="ta1">
        <table:table-column table:style-name="co18" table:number-columns-repeated="8" table:default-cell-style-name="ce10"/>
        <table:table-column table:style-name="co19" table:number-columns-repeated="2" table:default-cell-style-name="ce95"/>
        <table:table-column table:style-name="co18" table:number-columns-repeated="1014" table:default-cell-style-name="ce95"/>
        <table:table-row table:style-name="ro2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3">
          <table:table-cell table:style-name="ce5" office:value-type="float" office:value="1" calcext:value-type="float" table:number-columns-spanned="3" table:number-rows-spanned="4">
            <text:p>1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office:value-type="float" office:value="2" calcext:value-type="float" table:number-columns-spanned="2" table:number-rows-spanned="4">
            <text:p>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6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$2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35" table:formula="of:= INDIRECT(CONCATENATE([.$AA$10];&quot;.&quot;;&quot;E&quot;;([.$A2]+2)))" office:value-type="float" office:value="1" calcext:value-type="float">
            <text:p>1</text:p>
          </table:table-cell>
          <table:table-cell table:style-name="ce35" table:formula="of:= INDIRECT(CONCATENATE([.$AA$10];&quot;.&quot;;&quot;F&quot;;([.A$2]+2)))" office:value-type="float" office:value="30" calcext:value-type="float">
            <text:p>30</text:p>
          </table:table-cell>
          <table:table-cell table:style-name="ce35" table:formula="of:= INDIRECT(CONCATENATE([.$AA$10];&quot;.&quot;;&quot;G&quot;;([.$A2]+2)))" office:value-type="float" office:value="28" calcext:value-type="float">
            <text:p>28</text:p>
          </table:table-cell>
          <table:table-cell table:style-name="ce35" table:formula="of:= INDIRECT(CONCATENATE([.$AA$10];&quot;.&quot;;&quot;H&quot;;([.$A2]+2)))" office:value-type="float" office:value="9" calcext:value-type="float">
            <text:p>9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E&quot;;([.$K2]+2)))" office:value-type="float" office:value="29" calcext:value-type="float">
            <text:p>29</text:p>
          </table:table-cell>
          <table:table-cell table:style-name="ce35" table:formula="of:= INDIRECT(CONCATENATE([.$AA$10];&quot;.&quot;;&quot;F&quot;;([.$K2]+2)))" office:value-type="float" office:value="2" calcext:value-type="float">
            <text:p>2</text:p>
          </table:table-cell>
          <table:table-cell table:style-name="ce35" table:formula="of:= INDIRECT(CONCATENATE([.$AA$10];&quot;.&quot;;&quot;G&quot;;([.$K2]+2)))" office:value-type="float" office:value="14" calcext:value-type="float">
            <text:p>14</text:p>
          </table:table-cell>
          <table:table-cell table:style-name="ce93" table:formula="of:= INDIRECT(CONCATENATE([.$AA$10];&quot;.&quot;;&quot;H&quot;;([.$K2]+2)))" office:value-type="float" office:value="17" calcext:value-type="float">
            <text:p>1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$2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table:formula="of:= INDIRECT(CONCATENATE([.$AA$10];&quot;.&quot;;&quot;K&quot;;([.$A2]+2)))" office:value-type="float" office:value="21" calcext:value-type="float">
            <text:p>21</text:p>
          </table:table-cell>
          <table:table-cell table:style-name="ce35" table:formula="of:= INDIRECT(CONCATENATE([.$AA$10];&quot;.&quot;;&quot;L&quot;;([.$A2]+2)))" office:value-type="float" office:value="4" calcext:value-type="float">
            <text:p>4</text:p>
          </table:table-cell>
          <table:table-cell table:style-name="ce35" table:formula="of:= INDIRECT(CONCATENATE([.$AA$10];&quot;.&quot;;&quot;M&quot;;([.$A2]+2)))" office:value-type="float" office:value="31" calcext:value-type="float">
            <text:p>31</text:p>
          </table:table-cell>
          <table:table-cell table:style-name="ce35" table:formula="of:= INDIRECT(CONCATENATE([.$AA$10];&quot;.&quot;;&quot;N&quot;;([.$A2]+2)))" office:value-type="float" office:value="1" calcext:value-type="float">
            <text:p>1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K&quot;;([.$K2]+2)))" office:value-type="float" office:value="2" calcext:value-type="float">
            <text:p>2</text:p>
          </table:table-cell>
          <table:table-cell table:style-name="ce35" table:formula="of:= INDIRECT(CONCATENATE([.$AA$10];&quot;.&quot;;&quot;L&quot;;([.$K2]+2)))" office:value-type="float" office:value="7" calcext:value-type="float">
            <text:p>7</text:p>
          </table:table-cell>
          <table:table-cell table:style-name="ce35" table:formula="of:= INDIRECT(CONCATENATE([.$AA$10];&quot;.&quot;;&quot;M&quot;;([.$K2]+2)))" office:value-type="float" office:value="8" calcext:value-type="float">
            <text:p>8</text:p>
          </table:table-cell>
          <table:table-cell table:style-name="ce93" table:formula="of:= INDIRECT(CONCATENATE([.$AA$10];&quot;.&quot;;&quot;N&quot;;([.$K2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3"/>
          <table:table-cell table:style-name="ce108"/>
          <table:table-cell table:number-columns-repeated="1001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$2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35" table:formula="of:= INDIRECT(CONCATENATE([.$AA$10];&quot;.&quot;;&quot;Q&quot;;([.$A2]+2)))" office:value-type="float" office:value="15" calcext:value-type="float">
            <text:p>15</text:p>
          </table:table-cell>
          <table:table-cell table:style-name="ce35" table:formula="of:= INDIRECT(CONCATENATE([.$AA$10];&quot;.&quot;;&quot;R&quot;;([.$A2]+2)))" office:value-type="float" office:value="1" calcext:value-type="float">
            <text:p>1</text:p>
          </table:table-cell>
          <table:table-cell table:style-name="ce35" table:formula="of:= INDIRECT(CONCATENATE([.$AA$10];&quot;.&quot;;&quot;S&quot;;([.$A2]+2)))" office:value-type="float" office:value="10" calcext:value-type="float">
            <text:p>10</text:p>
          </table:table-cell>
          <table:table-cell table:style-name="ce35" table:formula="of:= INDIRECT(CONCATENATE([.$AA$10];&quot;.&quot;;&quot;T&quot;;([.$A2]+2)))" office:value-type="float" office:value="8" calcext:value-type="float">
            <text:p>8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2]+2)))" office:value-type="float" office:value="24" calcext:value-type="float">
            <text:p>24</text:p>
          </table:table-cell>
          <table:table-cell table:style-name="ce35" table:formula="of:= INDIRECT(CONCATENATE([.$AA$10];&quot;.&quot;;&quot;R&quot;;([.$K2]+2)))" office:value-type="float" office:value="2" calcext:value-type="float">
            <text:p>2</text:p>
          </table:table-cell>
          <table:table-cell table:style-name="ce35" table:formula="of:= INDIRECT(CONCATENATE([.$AA$10];&quot;.&quot;;&quot;S&quot;;([.$K2]+2)))" office:value-type="float" office:value="12" calcext:value-type="float">
            <text:p>12</text:p>
          </table:table-cell>
          <table:table-cell table:style-name="ce93" table:formula="of:= INDIRECT(CONCATENATE([.$AA$10];&quot;.&quot;;&quot;T&quot;;([.$K2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$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table:formula="of:= INDIRECT(CONCATENATE([.$AA$10];&quot;.&quot;;&quot;W&quot;;([.$A2]+2)))" office:value-type="float" office:value="6" calcext:value-type="float">
            <text:p>6</text:p>
          </table:table-cell>
          <table:table-cell table:style-name="ce35" table:formula="of:= INDIRECT(CONCATENATE([.$AA$10];&quot;.&quot;;&quot;X&quot;;([.$A2]+2)))" office:value-type="float" office:value="18" calcext:value-type="float">
            <text:p>18</text:p>
          </table:table-cell>
          <table:table-cell table:style-name="ce35" table:formula="of:= INDIRECT(CONCATENATE([.$AA$10];&quot;.&quot;;&quot;Y&quot;;([.$A2]+2)))" office:value-type="float" office:value="16" calcext:value-type="float">
            <text:p>16</text:p>
          </table:table-cell>
          <table:table-cell table:style-name="ce35" table:formula="of:= INDIRECT(CONCATENATE([.$AA$10];&quot;.&quot;;&quot;Z&quot;;([.$A2]+2)))" office:value-type="float" office:value="1" calcext:value-type="float">
            <text:p>1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W&quot;;([.$K2]+2)))" office:value-type="float" office:value="2" calcext:value-type="float">
            <text:p>2</text:p>
          </table:table-cell>
          <table:table-cell table:style-name="ce35" table:formula="of:= INDIRECT(CONCATENATE([.$AA$10];&quot;.&quot;;&quot;X&quot;;([.$K2]+2)))" office:value-type="float" office:value="13" calcext:value-type="float">
            <text:p>13</text:p>
          </table:table-cell>
          <table:table-cell table:style-name="ce35" table:formula="of:= INDIRECT(CONCATENATE([.$AA$10];&quot;.&quot;;&quot;Y&quot;;([.$K2]+2)))" office:value-type="float" office:value="25" calcext:value-type="float">
            <text:p>25</text:p>
          </table:table-cell>
          <table:table-cell table:style-name="ce93" table:formula="of:= INDIRECT(CONCATENATE([.$AA$10];&quot;.&quot;;&quot;Z&quot;;([.$K2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2"/>
          <table:table-cell table:style-name="ce106" office:value-type="string" calcext:value-type="string" table:number-columns-spanned="5" table:number-rows-spanned="2">
            <text:p>NUMERO GIOCATORI</text:p>
          </table:table-cell>
          <table:covered-table-cell table:number-columns-repeated="4" table:style-name="ce107"/>
          <table:table-cell table:style-name="ce106" table:content-validation-name="val1" office:value-type="float" office:value="32" calcext:value-type="float" table:number-columns-spanned="2" table:number-rows-spanned="2">
            <text:p>32</text:p>
          </table:table-cell>
          <table:covered-table-cell/>
          <table:table-cell table:number-columns-repeated="996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2"/>
          <table:covered-table-cell table:number-columns-repeated="5" table:style-name="ce107"/>
          <table:covered-table-cell table:number-columns-repeated="2"/>
          <table:table-cell table:number-columns-repeated="996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11">
          <table:table-cell table:style-name="ce13" table:formula="of:=IF(ISNONTEXT([.A2]);IF(([.A2]+2)&lt;=[.$AA$10];[.A2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13"/>
          <table:covered-table-cell table:style-name="ce31"/>
          <table:table-cell table:style-name="ce51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4" table:formula="of:=CONCATENATE(INDIRECT(CONCATENATE([.$AA$10];&quot;.&quot;;&quot;A&quot;;([.A24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76"/>
          <table:table-cell table:style-name="ce94" table:number-columns-repeated="2"/>
          <table:table-cell table:style-name="ce13" table:formula="of:=IF(ISNONTEXT([.K2]);IF(([.K2]+2)&lt;=[.$AA$10];[.K2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13"/>
          <table:covered-table-cell table:style-name="ce31"/>
          <table:table-cell table:style-name="ce51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4" table:formula="of:=CONCATENATE(INDIRECT(CONCATENATE([.$AA$10];&quot;.&quot;;&quot;A&quot;;([.K24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76"/>
          <table:table-cell table:style-name="ce94"/>
          <table:table-cell table:number-columns-repeated="1005"/>
        </table:table-row>
        <table:table-row table:style-name="ro12">
          <table:covered-table-cell table:number-columns-repeated="2" table:style-name="ce5"/>
          <table:covered-table-cell table:style-name="ce7"/>
          <table:table-cell table:style-name="ce52" table:number-columns-spanned="5" table:number-rows-spanned="1"/>
          <table:covered-table-cell table:number-columns-repeated="3" table:style-name="ce60"/>
          <table:covered-table-cell table:style-name="ce77"/>
          <table:table-cell table:style-name="ce94" table:number-columns-repeated="2"/>
          <table:covered-table-cell table:number-columns-repeated="2" table:style-name="ce5"/>
          <table:covered-table-cell table:style-name="ce7"/>
          <table:table-cell table:style-name="ce52" table:number-columns-spanned="5" table:number-rows-spanned="1"/>
          <table:covered-table-cell table:number-columns-repeated="3" table:style-name="ce60"/>
          <table:covered-table-cell table:style-name="ce77"/>
          <table:table-cell table:style-name="ce94"/>
          <table:table-cell table:number-columns-repeated="1005"/>
        </table:table-row>
        <table:table-row table:style-name="ro13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/>
          <table:table-cell table:number-columns-repeated="1005"/>
        </table:table-row>
        <table:table-row table:style-name="ro7">
          <table:table-cell table:style-name="ce14" office:value-type="string" calcext:value-type="string" table:number-columns-spanned="1" table:number-rows-spanned="2">
            <text:p>Partita</text:p>
          </table:table-cell>
          <table:table-cell table:style-name="ce14" office:value-type="string" calcext:value-type="string" table:number-columns-spanned="1" table:number-rows-spanned="2">
            <text:p>Tavolo</text:p>
          </table:table-cell>
          <table:table-cell table:style-name="ce8" office:value-type="string" calcext:value-type="string" table:number-columns-spanned="4" table:number-rows-spanned="1">
            <text:p>Manches</text:p>
          </table:table-cell>
          <table:covered-table-cell table:style-name="ce34"/>
          <table:covered-table-cell table:number-columns-repeated="2" table:style-name="ce35"/>
          <table:table-cell table:style-name="ce35" table:number-columns-repeated="2"/>
          <table:table-cell table:style-name="ce94" table:number-columns-repeated="2"/>
          <table:table-cell table:style-name="ce14" office:value-type="string" calcext:value-type="string" table:number-columns-spanned="1" table:number-rows-spanned="2">
            <text:p>Partita</text:p>
          </table:table-cell>
          <table:table-cell table:style-name="ce14" office:value-type="string" calcext:value-type="string" table:number-columns-spanned="1" table:number-rows-spanned="2">
            <text:p>Tavolo</text:p>
          </table:table-cell>
          <table:table-cell table:style-name="ce8" office:value-type="string" calcext:value-type="string" table:number-columns-spanned="4" table:number-rows-spanned="1">
            <text:p>Manches</text:p>
          </table:table-cell>
          <table:covered-table-cell table:style-name="ce34"/>
          <table:covered-table-cell table:number-columns-repeated="2" table:style-name="ce35"/>
          <table:table-cell table:style-name="ce35" table:number-columns-repeated="2"/>
          <table:table-cell table:style-name="ce94"/>
          <table:table-cell table:number-columns-repeated="1005"/>
        </table:table-row>
        <table:table-row table:style-name="ro7">
          <table:covered-table-cell table:style-name="Default"/>
          <table:covered-table-cell table:style-name="ce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covered-table-cell table:style-name="Default"/>
          <table:covered-table-cell table:style-name="ce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8" office:value-type="string" calcext:value-type="string">
            <text:p>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V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V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/>
          <table:table-cell table:number-columns-repeated="1005"/>
        </table:table-row>
        <table:table-row table:style-name="ro8">
          <table:table-cell table:number-columns-repeated="10"/>
          <table:table-cell table:style-name="ce10" table:number-columns-repeated="8"/>
          <table:table-cell table:style-name="ce94"/>
          <table:table-cell table:number-columns-repeated="1005"/>
        </table:table-row>
        <table:table-row table:style-name="ro9">
          <table:table-cell table:style-name="Default" table:number-columns-repeated="8"/>
          <table:table-cell table:style-name="ce94" table:number-columns-repeated="2"/>
          <table:table-cell table:style-name="Default" table:number-columns-repeated="8"/>
          <table:table-cell table:style-name="ce94"/>
          <table:table-cell table:number-columns-repeated="1005"/>
        </table:table-row>
        <table:table-row table:style-name="ro14">
          <table:table-cell table:style-name="ce15" table:number-columns-repeated="2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5"/>
          <table:table-cell table:style-name="ce15" table:number-columns-repeated="2"/>
          <table:table-cell table:style-name="ce94" table:number-columns-repeated="2"/>
          <table:table-cell table:style-name="ce15" table:number-columns-repeated="2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5"/>
          <table:table-cell table:style-name="ce15" table:number-columns-repeated="2"/>
          <table:table-cell table:style-name="ce94"/>
          <table:table-cell table:number-columns-repeated="1005"/>
        </table:table-row>
        <table:table-row table:style-name="ro14">
          <table:table-cell table:style-name="ce16" office:value-type="string" calcext:value-type="string" table:number-columns-spanned="3" table:number-rows-spanned="1">
            <text:p>CHI CHIUDE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4 PT.</text:p>
          </table:table-cell>
          <table:table-cell table:style-name="ce16" office:value-type="string" calcext:value-type="string" table:number-columns-spanned="3" table:number-rows-spanned="1">
            <text:p>CHI PAGA DA 11 A 40</text:p>
          </table:table-cell>
          <table:covered-table-cell table:style-name="ce68"/>
          <table:covered-table-cell table:style-name="ce37"/>
          <table:table-cell table:style-name="ce53" office:value-type="string" calcext:value-type="string">
            <text:p>2 PT.</text:p>
          </table:table-cell>
          <table:table-cell table:style-name="ce94" table:number-columns-repeated="2"/>
          <table:table-cell table:style-name="ce16" office:value-type="string" calcext:value-type="string" table:number-columns-spanned="3" table:number-rows-spanned="1">
            <text:p>CHI CHIUDE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4 PT.</text:p>
          </table:table-cell>
          <table:table-cell table:style-name="ce16" office:value-type="string" calcext:value-type="string" table:number-columns-spanned="3" table:number-rows-spanned="1">
            <text:p>CHI PAGA DA 11 A 40</text:p>
          </table:table-cell>
          <table:covered-table-cell table:style-name="ce68"/>
          <table:covered-table-cell table:style-name="ce37"/>
          <table:table-cell table:style-name="ce53" office:value-type="string" calcext:value-type="string">
            <text:p>2 PT.</text:p>
          </table:table-cell>
          <table:table-cell table:style-name="ce94"/>
          <table:table-cell table:number-columns-repeated="1005"/>
        </table:table-row>
        <table:table-row table:style-name="ro14">
          <table:table-cell table:style-name="ce16" office:value-type="string" calcext:value-type="string" table:number-columns-spanned="3" table:number-rows-spanned="1">
            <text:p>CHI PAGA DA 2 A 10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3 PT.</text:p>
          </table:table-cell>
          <table:table-cell table:style-name="ce16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53" office:value-type="string" calcext:value-type="string">
            <text:p>1 PT.</text:p>
          </table:table-cell>
          <table:table-cell table:style-name="ce94" table:number-columns-repeated="2"/>
          <table:table-cell table:style-name="ce16" office:value-type="string" calcext:value-type="string" table:number-columns-spanned="3" table:number-rows-spanned="1">
            <text:p>CHI PAGA DA 2 A 10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3 PT.</text:p>
          </table:table-cell>
          <table:table-cell table:style-name="ce16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53" office:value-type="string" calcext:value-type="string">
            <text:p>1 PT.</text:p>
          </table:table-cell>
          <table:table-cell table:style-name="ce94"/>
          <table:table-cell table:number-columns-repeated="1005"/>
        </table:table-row>
        <table:table-row table:style-name="ro15" table:number-rows-repeated="23">
          <table:table-cell table:number-columns-repeated="1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62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62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19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21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6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8">
          <table:table-cell table:style-name="ce26" table:number-columns-repeated="8"/>
          <table:table-cell table:style-name="ce98"/>
          <table:table-cell table:style-name="ce100"/>
          <table:table-cell table:style-name="ce98" table:number-columns-repeated="8"/>
          <table:table-cell table:style-name="ce94"/>
          <table:table-cell table:number-columns-repeated="1005"/>
        </table:table-row>
        <table:table-row table:style-name="ro8">
          <table:table-cell table:style-name="ce27" table:number-columns-repeated="8"/>
          <table:table-cell table:style-name="ce99"/>
          <table:table-cell table:style-name="ce102"/>
          <table:table-cell table:style-name="ce99" table:number-columns-repeated="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78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78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19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8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8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8">
          <table:table-cell table:style-name="ce26" table:number-columns-repeated="8"/>
          <table:table-cell table:style-name="ce98"/>
          <table:table-cell table:style-name="ce100"/>
          <table:table-cell table:style-name="ce98" table:number-columns-repeated="8"/>
          <table:table-cell table:style-name="ce94"/>
          <table:table-cell table:number-columns-repeated="1005"/>
        </table:table-row>
        <table:table-row table:style-name="ro8">
          <table:table-cell table:style-name="ce27" table:number-columns-repeated="8"/>
          <table:table-cell table:style-name="ce99"/>
          <table:table-cell table:style-name="ce102"/>
          <table:table-cell table:style-name="ce99" table:number-columns-repeated="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94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94]+2))); &quot; Giocatori&quot; )" office:value-type="string" office:string-value="32 Giocatori" calcext:value-type="string" table:number-columns-spanned="2" table:number-rows-spanned="1">
            <text:p>32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20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8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8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15" table:number-rows-repeated="21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3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3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5]);IF(([.A25]+2)&lt;=[.$AA$10];[.A25]+2;&quot;-&quot;); &quot; - &quot;)" office:value-type="float" office:value="2" calcext:value-type="float" table:number-columns-spanned="3" table:number-rows-spanned="4">
            <text:p>2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4]);IF(([.K25]+2)&lt;=[.$AA$10];[.K25]+2;&quot;-&quot;); &quot; - &quot;)" office:value-type="float" office:value="2" calcext:value-type="float" table:number-columns-spanned="2" table:number-rows-spanned="4">
            <text:p>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30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E&quot;;([.$K130]+2)))" office:value-type="float" office:value="29" calcext:value-type="float">
            <text:p>29</text:p>
          </table:table-cell>
          <table:table-cell table:style-name="ce35" table:formula="of:= INDIRECT(CONCATENATE([.$AA$10];&quot;.&quot;;&quot;F&quot;;([.$K130]+2)))" office:value-type="float" office:value="2" calcext:value-type="float">
            <text:p>2</text:p>
          </table:table-cell>
          <table:table-cell table:style-name="ce35" table:formula="of:= INDIRECT(CONCATENATE([.$AA$10];&quot;.&quot;;&quot;G&quot;;([.$K130]+2)))" office:value-type="float" office:value="14" calcext:value-type="float">
            <text:p>14</text:p>
          </table:table-cell>
          <table:table-cell table:style-name="ce93" table:formula="of:= INDIRECT(CONCATENATE([.$AA$10];&quot;.&quot;;&quot;H&quot;;([.$K130]+2)))" office:value-type="float" office:value="17" calcext:value-type="float">
            <text:p>1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30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K&quot;;([.$K130]+2)))" office:value-type="float" office:value="2" calcext:value-type="float">
            <text:p>2</text:p>
          </table:table-cell>
          <table:table-cell table:style-name="ce35" table:formula="of:= INDIRECT(CONCATENATE([.$AA$10];&quot;.&quot;;&quot;L&quot;;([.$K130]+2)))" office:value-type="float" office:value="7" calcext:value-type="float">
            <text:p>7</text:p>
          </table:table-cell>
          <table:table-cell table:style-name="ce35" table:formula="of:= INDIRECT(CONCATENATE([.$AA$10];&quot;.&quot;;&quot;M&quot;;([.$K130]+2)))" office:value-type="float" office:value="8" calcext:value-type="float">
            <text:p>8</text:p>
          </table:table-cell>
          <table:table-cell table:style-name="ce93" table:formula="of:= INDIRECT(CONCATENATE([.$AA$10];&quot;.&quot;;&quot;N&quot;;([.$K130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30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130]+2)))" office:value-type="float" office:value="24" calcext:value-type="float">
            <text:p>24</text:p>
          </table:table-cell>
          <table:table-cell table:style-name="ce35" table:formula="of:= INDIRECT(CONCATENATE([.$AA$10];&quot;.&quot;;&quot;R&quot;;([.$K130]+2)))" office:value-type="float" office:value="2" calcext:value-type="float">
            <text:p>2</text:p>
          </table:table-cell>
          <table:table-cell table:style-name="ce35" table:formula="of:= INDIRECT(CONCATENATE([.$AA$10];&quot;.&quot;;&quot;S&quot;;([.$K130]+2)))" office:value-type="float" office:value="12" calcext:value-type="float">
            <text:p>12</text:p>
          </table:table-cell>
          <table:table-cell table:style-name="ce93" table:formula="of:= INDIRECT(CONCATENATE([.$AA$10];&quot;.&quot;;&quot;T&quot;;([.$K130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30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W&quot;;([.$K130]+2)))" office:value-type="float" office:value="2" calcext:value-type="float">
            <text:p>2</text:p>
          </table:table-cell>
          <table:table-cell table:style-name="ce35" table:formula="of:= INDIRECT(CONCATENATE([.$AA$10];&quot;.&quot;;&quot;X&quot;;([.$K130]+2)))" office:value-type="float" office:value="13" calcext:value-type="float">
            <text:p>13</text:p>
          </table:table-cell>
          <table:table-cell table:style-name="ce35" table:formula="of:= INDIRECT(CONCATENATE([.$AA$10];&quot;.&quot;;&quot;Y&quot;;([.$K130]+2)))" office:value-type="float" office:value="25" calcext:value-type="float">
            <text:p>25</text:p>
          </table:table-cell>
          <table:table-cell table:style-name="ce93" table:formula="of:= INDIRECT(CONCATENATE([.$AA$10];&quot;.&quot;;&quot;Z&quot;;([.$K130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6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5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5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30]);IF(([.A130]+2)&lt;=[.$AA$10];[.A130]+2;&quot;-&quot;); &quot; - &quot;)" office:value-type="float" office:value="4" calcext:value-type="float" table:number-columns-spanned="3" table:number-rows-spanned="4">
            <text:p>4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30]);IF(([.K130]+2)&lt;=[.$AA$10];[.K130]+2;&quot;-&quot;); &quot; - &quot;)" office:value-type="float" office:value="4" calcext:value-type="float" table:number-columns-spanned="2" table:number-rows-spanned="4">
            <text:p>4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53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E&quot;;([.$K153]+2)))" office:value-type="float" office:value="15" calcext:value-type="float">
            <text:p>15</text:p>
          </table:table-cell>
          <table:table-cell table:style-name="ce35" table:formula="of:= INDIRECT(CONCATENATE([.$AA$10];&quot;.&quot;;&quot;F&quot;;([.$K153]+2)))" office:value-type="float" office:value="6" calcext:value-type="float">
            <text:p>6</text:p>
          </table:table-cell>
          <table:table-cell table:style-name="ce35" table:formula="of:= INDIRECT(CONCATENATE([.$AA$10];&quot;.&quot;;&quot;G&quot;;([.$K153]+2)))" office:value-type="float" office:value="4" calcext:value-type="float">
            <text:p>4</text:p>
          </table:table-cell>
          <table:table-cell table:style-name="ce93" table:formula="of:= INDIRECT(CONCATENATE([.$AA$10];&quot;.&quot;;&quot;H&quot;;([.$K153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53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K&quot;;([.$K153]+2)))" office:value-type="float" office:value="21" calcext:value-type="float">
            <text:p>21</text:p>
          </table:table-cell>
          <table:table-cell table:style-name="ce35" table:formula="of:= INDIRECT(CONCATENATE([.$AA$10];&quot;.&quot;;&quot;L&quot;;([.$K153]+2)))" office:value-type="float" office:value="4" calcext:value-type="float">
            <text:p>4</text:p>
          </table:table-cell>
          <table:table-cell table:style-name="ce35" table:formula="of:= INDIRECT(CONCATENATE([.$AA$10];&quot;.&quot;;&quot;M&quot;;([.$K153]+2)))" office:value-type="float" office:value="31" calcext:value-type="float">
            <text:p>31</text:p>
          </table:table-cell>
          <table:table-cell table:style-name="ce93" table:formula="of:= INDIRECT(CONCATENATE([.$AA$10];&quot;.&quot;;&quot;N&quot;;([.$K153]+2)))" office:value-type="float" office:value="1" calcext:value-type="float">
            <text:p>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53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Q&quot;;([.$K153]+2)))" office:value-type="float" office:value="5" calcext:value-type="float">
            <text:p>5</text:p>
          </table:table-cell>
          <table:table-cell table:style-name="ce35" table:formula="of:= INDIRECT(CONCATENATE([.$AA$10];&quot;.&quot;;&quot;R&quot;;([.$K153]+2)))" office:value-type="float" office:value="4" calcext:value-type="float">
            <text:p>4</text:p>
          </table:table-cell>
          <table:table-cell table:style-name="ce35" table:formula="of:= INDIRECT(CONCATENATE([.$AA$10];&quot;.&quot;;&quot;S&quot;;([.$K153]+2)))" office:value-type="float" office:value="16" calcext:value-type="float">
            <text:p>16</text:p>
          </table:table-cell>
          <table:table-cell table:style-name="ce93" table:formula="of:= INDIRECT(CONCATENATE([.$AA$10];&quot;.&quot;;&quot;T&quot;;([.$K153]+2)))" office:value-type="float" office:value="19" calcext:value-type="float">
            <text:p>1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53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W&quot;;([.$K153]+2)))" office:value-type="float" office:value="4" calcext:value-type="float">
            <text:p>4</text:p>
          </table:table-cell>
          <table:table-cell table:style-name="ce35" table:formula="of:= INDIRECT(CONCATENATE([.$AA$10];&quot;.&quot;;&quot;X&quot;;([.$K153]+2)))" office:value-type="float" office:value="23" calcext:value-type="float">
            <text:p>23</text:p>
          </table:table-cell>
          <table:table-cell table:style-name="ce35" table:formula="of:= INDIRECT(CONCATENATE([.$AA$10];&quot;.&quot;;&quot;Y&quot;;([.$K153]+2)))" office:value-type="float" office:value="30" calcext:value-type="float">
            <text:p>30</text:p>
          </table:table-cell>
          <table:table-cell table:style-name="ce93" table:formula="of:= INDIRECT(CONCATENATE([.$AA$10];&quot;.&quot;;&quot;Z&quot;;([.$K153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3"/>
          <table:table-cell table:style-name="ce50"/>
          <table:table-cell table:style-name="ce84"/>
          <table:table-cell table:number-columns-repeated="1000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3"/>
          <table:table-cell table:style-name="Default" table:number-columns-repeated="2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7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7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53]);IF(([.A153]+2)&lt;=[.$AA$10];[.A153]+2;&quot;-&quot;); &quot; - &quot;)" office:value-type="float" office:value="6" calcext:value-type="float" table:number-columns-spanned="3" table:number-rows-spanned="4">
            <text:p>6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53]);IF(([.K153]+2)&lt;=[.$AA$10];[.K153]+2;&quot;-&quot;); &quot; - &quot;)" office:value-type="float" office:value="6" calcext:value-type="float" table:number-columns-spanned="2" table:number-rows-spanned="4">
            <text:p>6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76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E&quot;;([.$K176]+2)))" office:value-type="float" office:value="15" calcext:value-type="float">
            <text:p>15</text:p>
          </table:table-cell>
          <table:table-cell table:style-name="ce35" table:formula="of:= INDIRECT(CONCATENATE([.$AA$10];&quot;.&quot;;&quot;F&quot;;([.$K176]+2)))" office:value-type="float" office:value="6" calcext:value-type="float">
            <text:p>6</text:p>
          </table:table-cell>
          <table:table-cell table:style-name="ce35" table:formula="of:= INDIRECT(CONCATENATE([.$AA$10];&quot;.&quot;;&quot;G&quot;;([.$K176]+2)))" office:value-type="float" office:value="4" calcext:value-type="float">
            <text:p>4</text:p>
          </table:table-cell>
          <table:table-cell table:style-name="ce93" table:formula="of:= INDIRECT(CONCATENATE([.$AA$10];&quot;.&quot;;&quot;H&quot;;([.$K176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7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176]+2)))" office:value-type="float" office:value="30" calcext:value-type="float">
            <text:p>30</text:p>
          </table:table-cell>
          <table:table-cell table:style-name="ce35" table:formula="of:= INDIRECT(CONCATENATE([.$AA$10];&quot;.&quot;;&quot;L&quot;;([.$K176]+2)))" office:value-type="float" office:value="26" calcext:value-type="float">
            <text:p>26</text:p>
          </table:table-cell>
          <table:table-cell table:style-name="ce35" table:formula="of:= INDIRECT(CONCATENATE([.$AA$10];&quot;.&quot;;&quot;M&quot;;([.$K176]+2)))" office:value-type="float" office:value="6" calcext:value-type="float">
            <text:p>6</text:p>
          </table:table-cell>
          <table:table-cell table:style-name="ce93" table:formula="of:= INDIRECT(CONCATENATE([.$AA$10];&quot;.&quot;;&quot;N&quot;;([.$K176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76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Q&quot;;([.$K176]+2)))" office:value-type="float" office:value="32" calcext:value-type="float">
            <text:p>32</text:p>
          </table:table-cell>
          <table:table-cell table:style-name="ce35" table:formula="of:= INDIRECT(CONCATENATE([.$AA$10];&quot;.&quot;;&quot;R&quot;;([.$K176]+2)))" office:value-type="float" office:value="23" calcext:value-type="float">
            <text:p>23</text:p>
          </table:table-cell>
          <table:table-cell table:style-name="ce35" table:formula="of:= INDIRECT(CONCATENATE([.$AA$10];&quot;.&quot;;&quot;S&quot;;([.$K176]+2)))" office:value-type="float" office:value="21" calcext:value-type="float">
            <text:p>21</text:p>
          </table:table-cell>
          <table:table-cell table:style-name="ce93" table:formula="of:= INDIRECT(CONCATENATE([.$AA$10];&quot;.&quot;;&quot;T&quot;;([.$K176]+2)))" office:value-type="float" office:value="6" calcext:value-type="float">
            <text:p>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76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W&quot;;([.$K176]+2)))" office:value-type="float" office:value="6" calcext:value-type="float">
            <text:p>6</text:p>
          </table:table-cell>
          <table:table-cell table:style-name="ce35" table:formula="of:= INDIRECT(CONCATENATE([.$AA$10];&quot;.&quot;;&quot;X&quot;;([.$K176]+2)))" office:value-type="float" office:value="18" calcext:value-type="float">
            <text:p>18</text:p>
          </table:table-cell>
          <table:table-cell table:style-name="ce35" table:formula="of:= INDIRECT(CONCATENATE([.$AA$10];&quot;.&quot;;&quot;Y&quot;;([.$K176]+2)))" office:value-type="float" office:value="16" calcext:value-type="float">
            <text:p>16</text:p>
          </table:table-cell>
          <table:table-cell table:style-name="ce93" table:formula="of:= INDIRECT(CONCATENATE([.$AA$10];&quot;.&quot;;&quot;Z&quot;;([.$K176]+2)))" office:value-type="float" office:value="1" calcext:value-type="float">
            <text:p>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9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9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76]);IF(([.A176]+2)&lt;=[.$AA$10];[.A176]+2;&quot;-&quot;); &quot; - &quot;)" office:value-type="float" office:value="8" calcext:value-type="float" table:number-columns-spanned="3" table:number-rows-spanned="4">
            <text:p>8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76]);IF(([.K176]+2)&lt;=[.$AA$10];[.K176]+2;&quot;-&quot;); &quot; - &quot;)" office:value-type="float" office:value="8" calcext:value-type="float" table:number-columns-spanned="2" table:number-rows-spanned="4">
            <text:p>8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99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E&quot;;([.$K199]+2)))" office:value-type="float" office:value="8" calcext:value-type="float">
            <text:p>8</text:p>
          </table:table-cell>
          <table:table-cell table:style-name="ce35" table:formula="of:= INDIRECT(CONCATENATE([.$AA$10];&quot;.&quot;;&quot;F&quot;;([.$K199]+2)))" office:value-type="float" office:value="25" calcext:value-type="float">
            <text:p>25</text:p>
          </table:table-cell>
          <table:table-cell table:style-name="ce35" table:formula="of:= INDIRECT(CONCATENATE([.$AA$10];&quot;.&quot;;&quot;G&quot;;([.$K199]+2)))" office:value-type="float" office:value="20" calcext:value-type="float">
            <text:p>20</text:p>
          </table:table-cell>
          <table:table-cell table:style-name="ce93" table:formula="of:= INDIRECT(CONCATENATE([.$AA$10];&quot;.&quot;;&quot;H&quot;;([.$K199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99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K&quot;;([.$K199]+2)))" office:value-type="float" office:value="2" calcext:value-type="float">
            <text:p>2</text:p>
          </table:table-cell>
          <table:table-cell table:style-name="ce35" table:formula="of:= INDIRECT(CONCATENATE([.$AA$10];&quot;.&quot;;&quot;L&quot;;([.$K199]+2)))" office:value-type="float" office:value="7" calcext:value-type="float">
            <text:p>7</text:p>
          </table:table-cell>
          <table:table-cell table:style-name="ce35" table:formula="of:= INDIRECT(CONCATENATE([.$AA$10];&quot;.&quot;;&quot;M&quot;;([.$K199]+2)))" office:value-type="float" office:value="8" calcext:value-type="float">
            <text:p>8</text:p>
          </table:table-cell>
          <table:table-cell table:style-name="ce93" table:formula="of:= INDIRECT(CONCATENATE([.$AA$10];&quot;.&quot;;&quot;N&quot;;([.$K199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99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Q&quot;;([.$K199]+2)))" office:value-type="float" office:value="15" calcext:value-type="float">
            <text:p>15</text:p>
          </table:table-cell>
          <table:table-cell table:style-name="ce35" table:formula="of:= INDIRECT(CONCATENATE([.$AA$10];&quot;.&quot;;&quot;R&quot;;([.$K199]+2)))" office:value-type="float" office:value="1" calcext:value-type="float">
            <text:p>1</text:p>
          </table:table-cell>
          <table:table-cell table:style-name="ce35" table:formula="of:= INDIRECT(CONCATENATE([.$AA$10];&quot;.&quot;;&quot;S&quot;;([.$K199]+2)))" office:value-type="float" office:value="10" calcext:value-type="float">
            <text:p>10</text:p>
          </table:table-cell>
          <table:table-cell table:style-name="ce93" table:formula="of:= INDIRECT(CONCATENATE([.$AA$10];&quot;.&quot;;&quot;T&quot;;([.$K199]+2)))" office:value-type="float" office:value="8" calcext:value-type="float">
            <text:p>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99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W&quot;;([.$K199]+2)))" office:value-type="float" office:value="8" calcext:value-type="float">
            <text:p>8</text:p>
          </table:table-cell>
          <table:table-cell table:style-name="ce35" table:formula="of:= INDIRECT(CONCATENATE([.$AA$10];&quot;.&quot;;&quot;X&quot;;([.$K199]+2)))" office:value-type="float" office:value="9" calcext:value-type="float">
            <text:p>9</text:p>
          </table:table-cell>
          <table:table-cell table:style-name="ce35" table:formula="of:= INDIRECT(CONCATENATE([.$AA$10];&quot;.&quot;;&quot;Y&quot;;([.$K199]+2)))" office:value-type="float" office:value="12" calcext:value-type="float">
            <text:p>12</text:p>
          </table:table-cell>
          <table:table-cell table:style-name="ce93" table:formula="of:= INDIRECT(CONCATENATE([.$AA$10];&quot;.&quot;;&quot;Z&quot;;([.$K199]+2)))" office:value-type="float" office:value="32" calcext:value-type="float">
            <text:p>32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2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2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99]);IF(([.A199]+2)&lt;=[.$AA$10];[.A199]+2;&quot;-&quot;); &quot; - &quot;)" office:value-type="float" office:value="10" calcext:value-type="float" table:number-columns-spanned="3" table:number-rows-spanned="4">
            <text:p>10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99]);IF(([.K199]+2)&lt;=[.$AA$10];[.K199]+2;&quot;-&quot;); &quot; - &quot;)" office:value-type="float" office:value="10" calcext:value-type="float" table:number-columns-spanned="2" table:number-rows-spanned="4">
            <text:p>10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2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E&quot;;([.$K222]+2)))" office:value-type="float" office:value="10" calcext:value-type="float">
            <text:p>10</text:p>
          </table:table-cell>
          <table:table-cell table:style-name="ce35" table:formula="of:= INDIRECT(CONCATENATE([.$AA$10];&quot;.&quot;;&quot;F&quot;;([.$K222]+2)))" office:value-type="float" office:value="23" calcext:value-type="float">
            <text:p>23</text:p>
          </table:table-cell>
          <table:table-cell table:style-name="ce35" table:formula="of:= INDIRECT(CONCATENATE([.$AA$10];&quot;.&quot;;&quot;G&quot;;([.$K222]+2)))" office:value-type="float" office:value="19" calcext:value-type="float">
            <text:p>19</text:p>
          </table:table-cell>
          <table:table-cell table:style-name="ce93" table:formula="of:= INDIRECT(CONCATENATE([.$AA$10];&quot;.&quot;;&quot;H&quot;;([.$K222]+2)))" office:value-type="float" office:value="11" calcext:value-type="float">
            <text:p>1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22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222]+2)))" office:value-type="float" office:value="30" calcext:value-type="float">
            <text:p>30</text:p>
          </table:table-cell>
          <table:table-cell table:style-name="ce35" table:formula="of:= INDIRECT(CONCATENATE([.$AA$10];&quot;.&quot;;&quot;L&quot;;([.$K222]+2)))" office:value-type="float" office:value="26" calcext:value-type="float">
            <text:p>26</text:p>
          </table:table-cell>
          <table:table-cell table:style-name="ce35" table:formula="of:= INDIRECT(CONCATENATE([.$AA$10];&quot;.&quot;;&quot;M&quot;;([.$K222]+2)))" office:value-type="float" office:value="6" calcext:value-type="float">
            <text:p>6</text:p>
          </table:table-cell>
          <table:table-cell table:style-name="ce93" table:formula="of:= INDIRECT(CONCATENATE([.$AA$10];&quot;.&quot;;&quot;N&quot;;([.$K222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22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Q&quot;;([.$K222]+2)))" office:value-type="float" office:value="15" calcext:value-type="float">
            <text:p>15</text:p>
          </table:table-cell>
          <table:table-cell table:style-name="ce35" table:formula="of:= INDIRECT(CONCATENATE([.$AA$10];&quot;.&quot;;&quot;R&quot;;([.$K222]+2)))" office:value-type="float" office:value="1" calcext:value-type="float">
            <text:p>1</text:p>
          </table:table-cell>
          <table:table-cell table:style-name="ce35" table:formula="of:= INDIRECT(CONCATENATE([.$AA$10];&quot;.&quot;;&quot;S&quot;;([.$K222]+2)))" office:value-type="float" office:value="10" calcext:value-type="float">
            <text:p>10</text:p>
          </table:table-cell>
          <table:table-cell table:style-name="ce93" table:formula="of:= INDIRECT(CONCATENATE([.$AA$10];&quot;.&quot;;&quot;T&quot;;([.$K222]+2)))" office:value-type="float" office:value="8" calcext:value-type="float">
            <text:p>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22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W&quot;;([.$K222]+2)))" office:value-type="float" office:value="22" calcext:value-type="float">
            <text:p>22</text:p>
          </table:table-cell>
          <table:table-cell table:style-name="ce35" table:formula="of:= INDIRECT(CONCATENATE([.$AA$10];&quot;.&quot;;&quot;X&quot;;([.$K222]+2)))" office:value-type="float" office:value="10" calcext:value-type="float">
            <text:p>10</text:p>
          </table:table-cell>
          <table:table-cell table:style-name="ce35" table:formula="of:= INDIRECT(CONCATENATE([.$AA$10];&quot;.&quot;;&quot;Y&quot;;([.$K222]+2)))" office:value-type="float" office:value="31" calcext:value-type="float">
            <text:p>31</text:p>
          </table:table-cell>
          <table:table-cell table:style-name="ce93" table:formula="of:= INDIRECT(CONCATENATE([.$AA$10];&quot;.&quot;;&quot;Z&quot;;([.$K222]+2)))" office:value-type="float" office:value="29" calcext:value-type="float">
            <text:p>2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4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4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22]);IF(([.A222]+2)&lt;=[.$AA$10];[.A222]+2;&quot;-&quot;); &quot; - &quot;)" office:value-type="float" office:value="12" calcext:value-type="float" table:number-columns-spanned="3" table:number-rows-spanned="4">
            <text:p>12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22]);IF(([.K222]+2)&lt;=[.$AA$10];[.K222]+2;&quot;-&quot;); &quot; - &quot;)" office:value-type="float" office:value="12" calcext:value-type="float" table:number-columns-spanned="2" table:number-rows-spanned="4">
            <text:p>1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45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E&quot;;([.$K245]+2)))" office:value-type="float" office:value="31" calcext:value-type="float">
            <text:p>31</text:p>
          </table:table-cell>
          <table:table-cell table:style-name="ce35" table:formula="of:= INDIRECT(CONCATENATE([.$AA$10];&quot;.&quot;;&quot;F&quot;;([.$K245]+2)))" office:value-type="float" office:value="18" calcext:value-type="float">
            <text:p>18</text:p>
          </table:table-cell>
          <table:table-cell table:style-name="ce35" table:formula="of:= INDIRECT(CONCATENATE([.$AA$10];&quot;.&quot;;&quot;G&quot;;([.$K245]+2)))" office:value-type="float" office:value="12" calcext:value-type="float">
            <text:p>12</text:p>
          </table:table-cell>
          <table:table-cell table:style-name="ce93" table:formula="of:= INDIRECT(CONCATENATE([.$AA$10];&quot;.&quot;;&quot;H&quot;;([.$K245]+2)))" office:value-type="float" office:value="26" calcext:value-type="float">
            <text:p>2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45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K&quot;;([.$K245]+2)))" office:value-type="float" office:value="12" calcext:value-type="float">
            <text:p>12</text:p>
          </table:table-cell>
          <table:table-cell table:style-name="ce35" table:formula="of:= INDIRECT(CONCATENATE([.$AA$10];&quot;.&quot;;&quot;L&quot;;([.$K245]+2)))" office:value-type="float" office:value="16" calcext:value-type="float">
            <text:p>16</text:p>
          </table:table-cell>
          <table:table-cell table:style-name="ce35" table:formula="of:= INDIRECT(CONCATENATE([.$AA$10];&quot;.&quot;;&quot;M&quot;;([.$K245]+2)))" office:value-type="float" office:value="11" calcext:value-type="float">
            <text:p>11</text:p>
          </table:table-cell>
          <table:table-cell table:style-name="ce93" table:formula="of:= INDIRECT(CONCATENATE([.$AA$10];&quot;.&quot;;&quot;N&quot;;([.$K245]+2)))" office:value-type="float" office:value="20" calcext:value-type="float">
            <text:p>2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45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245]+2)))" office:value-type="float" office:value="24" calcext:value-type="float">
            <text:p>24</text:p>
          </table:table-cell>
          <table:table-cell table:style-name="ce35" table:formula="of:= INDIRECT(CONCATENATE([.$AA$10];&quot;.&quot;;&quot;R&quot;;([.$K245]+2)))" office:value-type="float" office:value="2" calcext:value-type="float">
            <text:p>2</text:p>
          </table:table-cell>
          <table:table-cell table:style-name="ce35" table:formula="of:= INDIRECT(CONCATENATE([.$AA$10];&quot;.&quot;;&quot;S&quot;;([.$K245]+2)))" office:value-type="float" office:value="12" calcext:value-type="float">
            <text:p>12</text:p>
          </table:table-cell>
          <table:table-cell table:style-name="ce93" table:formula="of:= INDIRECT(CONCATENATE([.$AA$10];&quot;.&quot;;&quot;T&quot;;([.$K245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45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W&quot;;([.$K245]+2)))" office:value-type="float" office:value="8" calcext:value-type="float">
            <text:p>8</text:p>
          </table:table-cell>
          <table:table-cell table:style-name="ce35" table:formula="of:= INDIRECT(CONCATENATE([.$AA$10];&quot;.&quot;;&quot;X&quot;;([.$K245]+2)))" office:value-type="float" office:value="9" calcext:value-type="float">
            <text:p>9</text:p>
          </table:table-cell>
          <table:table-cell table:style-name="ce35" table:formula="of:= INDIRECT(CONCATENATE([.$AA$10];&quot;.&quot;;&quot;Y&quot;;([.$K245]+2)))" office:value-type="float" office:value="12" calcext:value-type="float">
            <text:p>12</text:p>
          </table:table-cell>
          <table:table-cell table:style-name="ce93" table:formula="of:= INDIRECT(CONCATENATE([.$AA$10];&quot;.&quot;;&quot;Z&quot;;([.$K245]+2)))" office:value-type="float" office:value="32" calcext:value-type="float">
            <text:p>32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6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6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45]);IF(([.A245]+2)&lt;=[.$AA$10];[.A245]+2;&quot;-&quot;); &quot; - &quot;)" office:value-type="float" office:value="14" calcext:value-type="float" table:number-columns-spanned="3" table:number-rows-spanned="4">
            <text:p>14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45]);IF(([.K245]+2)&lt;=[.$AA$10];[.K245]+2;&quot;-&quot;); &quot; - &quot;)" office:value-type="float" office:value="14" calcext:value-type="float" table:number-columns-spanned="2" table:number-rows-spanned="4">
            <text:p>14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68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E&quot;;([.$K268]+2)))" office:value-type="float" office:value="29" calcext:value-type="float">
            <text:p>29</text:p>
          </table:table-cell>
          <table:table-cell table:style-name="ce35" table:formula="of:= INDIRECT(CONCATENATE([.$AA$10];&quot;.&quot;;&quot;F&quot;;([.$K268]+2)))" office:value-type="float" office:value="2" calcext:value-type="float">
            <text:p>2</text:p>
          </table:table-cell>
          <table:table-cell table:style-name="ce35" table:formula="of:= INDIRECT(CONCATENATE([.$AA$10];&quot;.&quot;;&quot;G&quot;;([.$K268]+2)))" office:value-type="float" office:value="14" calcext:value-type="float">
            <text:p>14</text:p>
          </table:table-cell>
          <table:table-cell table:style-name="ce93" table:formula="of:= INDIRECT(CONCATENATE([.$AA$10];&quot;.&quot;;&quot;H&quot;;([.$K268]+2)))" office:value-type="float" office:value="17" calcext:value-type="float">
            <text:p>1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68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K&quot;;([.$K268]+2)))" office:value-type="float" office:value="15" calcext:value-type="float">
            <text:p>15</text:p>
          </table:table-cell>
          <table:table-cell table:style-name="ce35" table:formula="of:= INDIRECT(CONCATENATE([.$AA$10];&quot;.&quot;;&quot;L&quot;;([.$K268]+2)))" office:value-type="float" office:value="14" calcext:value-type="float">
            <text:p>14</text:p>
          </table:table-cell>
          <table:table-cell table:style-name="ce35" table:formula="of:= INDIRECT(CONCATENATE([.$AA$10];&quot;.&quot;;&quot;M&quot;;([.$K268]+2)))" office:value-type="float" office:value="18" calcext:value-type="float">
            <text:p>18</text:p>
          </table:table-cell>
          <table:table-cell table:style-name="ce93" table:formula="of:= INDIRECT(CONCATENATE([.$AA$10];&quot;.&quot;;&quot;N&quot;;([.$K268]+2)))" office:value-type="float" office:value="27" calcext:value-type="float">
            <text:p>2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68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Q&quot;;([.$K268]+2)))" office:value-type="float" office:value="31" calcext:value-type="float">
            <text:p>31</text:p>
          </table:table-cell>
          <table:table-cell table:style-name="ce35" table:formula="of:= INDIRECT(CONCATENATE([.$AA$10];&quot;.&quot;;&quot;R&quot;;([.$K268]+2)))" office:value-type="float" office:value="11" calcext:value-type="float">
            <text:p>11</text:p>
          </table:table-cell>
          <table:table-cell table:style-name="ce35" table:formula="of:= INDIRECT(CONCATENATE([.$AA$10];&quot;.&quot;;&quot;S&quot;;([.$K268]+2)))" office:value-type="float" office:value="14" calcext:value-type="float">
            <text:p>14</text:p>
          </table:table-cell>
          <table:table-cell table:style-name="ce93" table:formula="of:= INDIRECT(CONCATENATE([.$AA$10];&quot;.&quot;;&quot;T&quot;;([.$K268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68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W&quot;;([.$K268]+2)))" office:value-type="float" office:value="21" calcext:value-type="float">
            <text:p>21</text:p>
          </table:table-cell>
          <table:table-cell table:style-name="ce35" table:formula="of:= INDIRECT(CONCATENATE([.$AA$10];&quot;.&quot;;&quot;X&quot;;([.$K268]+2)))" office:value-type="float" office:value="19" calcext:value-type="float">
            <text:p>19</text:p>
          </table:table-cell>
          <table:table-cell table:style-name="ce35" table:formula="of:= INDIRECT(CONCATENATE([.$AA$10];&quot;.&quot;;&quot;Y&quot;;([.$K268]+2)))" office:value-type="float" office:value="20" calcext:value-type="float">
            <text:p>20</text:p>
          </table:table-cell>
          <table:table-cell table:style-name="ce93" table:formula="of:= INDIRECT(CONCATENATE([.$AA$10];&quot;.&quot;;&quot;Z&quot;;([.$K268]+2)))" office:value-type="float" office:value="14" calcext:value-type="float">
            <text:p>14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8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9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9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68]);IF(([.A268]+2)&lt;=[.$AA$10];[.A268]+2;&quot;-&quot;); &quot; - &quot;)" office:value-type="float" office:value="16" calcext:value-type="float" table:number-columns-spanned="3" table:number-rows-spanned="4">
            <text:p>16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68]);IF(([.K268]+2)&lt;=[.$AA$10];[.K268]+2;&quot;-&quot;); &quot; - &quot;)" office:value-type="float" office:value="16" calcext:value-type="float" table:number-columns-spanned="2" table:number-rows-spanned="4">
            <text:p>16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91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E&quot;;([.$K291]+2)))" office:value-type="float" office:value="27" calcext:value-type="float">
            <text:p>27</text:p>
          </table:table-cell>
          <table:table-cell table:style-name="ce35" table:formula="of:= INDIRECT(CONCATENATE([.$AA$10];&quot;.&quot;;&quot;F&quot;;([.$K291]+2)))" office:value-type="float" office:value="22" calcext:value-type="float">
            <text:p>22</text:p>
          </table:table-cell>
          <table:table-cell table:style-name="ce35" table:formula="of:= INDIRECT(CONCATENATE([.$AA$10];&quot;.&quot;;&quot;G&quot;;([.$K291]+2)))" office:value-type="float" office:value="21" calcext:value-type="float">
            <text:p>21</text:p>
          </table:table-cell>
          <table:table-cell table:style-name="ce93" table:formula="of:= INDIRECT(CONCATENATE([.$AA$10];&quot;.&quot;;&quot;H&quot;;([.$K291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91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K&quot;;([.$K291]+2)))" office:value-type="float" office:value="12" calcext:value-type="float">
            <text:p>12</text:p>
          </table:table-cell>
          <table:table-cell table:style-name="ce35" table:formula="of:= INDIRECT(CONCATENATE([.$AA$10];&quot;.&quot;;&quot;L&quot;;([.$K291]+2)))" office:value-type="float" office:value="16" calcext:value-type="float">
            <text:p>16</text:p>
          </table:table-cell>
          <table:table-cell table:style-name="ce35" table:formula="of:= INDIRECT(CONCATENATE([.$AA$10];&quot;.&quot;;&quot;M&quot;;([.$K291]+2)))" office:value-type="float" office:value="11" calcext:value-type="float">
            <text:p>11</text:p>
          </table:table-cell>
          <table:table-cell table:style-name="ce93" table:formula="of:= INDIRECT(CONCATENATE([.$AA$10];&quot;.&quot;;&quot;N&quot;;([.$K291]+2)))" office:value-type="float" office:value="20" calcext:value-type="float">
            <text:p>2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91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Q&quot;;([.$K291]+2)))" office:value-type="float" office:value="5" calcext:value-type="float">
            <text:p>5</text:p>
          </table:table-cell>
          <table:table-cell table:style-name="ce35" table:formula="of:= INDIRECT(CONCATENATE([.$AA$10];&quot;.&quot;;&quot;R&quot;;([.$K291]+2)))" office:value-type="float" office:value="4" calcext:value-type="float">
            <text:p>4</text:p>
          </table:table-cell>
          <table:table-cell table:style-name="ce35" table:formula="of:= INDIRECT(CONCATENATE([.$AA$10];&quot;.&quot;;&quot;S&quot;;([.$K291]+2)))" office:value-type="float" office:value="16" calcext:value-type="float">
            <text:p>16</text:p>
          </table:table-cell>
          <table:table-cell table:style-name="ce93" table:formula="of:= INDIRECT(CONCATENATE([.$AA$10];&quot;.&quot;;&quot;T&quot;;([.$K291]+2)))" office:value-type="float" office:value="19" calcext:value-type="float">
            <text:p>1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91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W&quot;;([.$K291]+2)))" office:value-type="float" office:value="6" calcext:value-type="float">
            <text:p>6</text:p>
          </table:table-cell>
          <table:table-cell table:style-name="ce35" table:formula="of:= INDIRECT(CONCATENATE([.$AA$10];&quot;.&quot;;&quot;X&quot;;([.$K291]+2)))" office:value-type="float" office:value="18" calcext:value-type="float">
            <text:p>18</text:p>
          </table:table-cell>
          <table:table-cell table:style-name="ce35" table:formula="of:= INDIRECT(CONCATENATE([.$AA$10];&quot;.&quot;;&quot;Y&quot;;([.$K291]+2)))" office:value-type="float" office:value="16" calcext:value-type="float">
            <text:p>16</text:p>
          </table:table-cell>
          <table:table-cell table:style-name="ce93" table:formula="of:= INDIRECT(CONCATENATE([.$AA$10];&quot;.&quot;;&quot;Z&quot;;([.$K291]+2)))" office:value-type="float" office:value="1" calcext:value-type="float">
            <text:p>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31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31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91]);IF(([.A291]+2)&lt;=[.$AA$10];[.A291]+2;&quot;-&quot;); &quot; - &quot;)" office:value-type="float" office:value="18" calcext:value-type="float" table:number-columns-spanned="3" table:number-rows-spanned="4">
            <text:p>18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91]);IF(([.K291]+2)&lt;=[.$AA$10];[.K291]+2;&quot;-&quot;); &quot; - &quot;)" office:value-type="float" office:value="18" calcext:value-type="float" table:number-columns-spanned="2" table:number-rows-spanned="4">
            <text:p>18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14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E&quot;;([.$K314]+2)))" office:value-type="float" office:value="31" calcext:value-type="float">
            <text:p>31</text:p>
          </table:table-cell>
          <table:table-cell table:style-name="ce35" table:formula="of:= INDIRECT(CONCATENATE([.$AA$10];&quot;.&quot;;&quot;F&quot;;([.$K314]+2)))" office:value-type="float" office:value="18" calcext:value-type="float">
            <text:p>18</text:p>
          </table:table-cell>
          <table:table-cell table:style-name="ce35" table:formula="of:= INDIRECT(CONCATENATE([.$AA$10];&quot;.&quot;;&quot;G&quot;;([.$K314]+2)))" office:value-type="float" office:value="12" calcext:value-type="float">
            <text:p>12</text:p>
          </table:table-cell>
          <table:table-cell table:style-name="ce93" table:formula="of:= INDIRECT(CONCATENATE([.$AA$10];&quot;.&quot;;&quot;H&quot;;([.$K314]+2)))" office:value-type="float" office:value="26" calcext:value-type="float">
            <text:p>2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14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K&quot;;([.$K314]+2)))" office:value-type="float" office:value="15" calcext:value-type="float">
            <text:p>15</text:p>
          </table:table-cell>
          <table:table-cell table:style-name="ce35" table:formula="of:= INDIRECT(CONCATENATE([.$AA$10];&quot;.&quot;;&quot;L&quot;;([.$K314]+2)))" office:value-type="float" office:value="14" calcext:value-type="float">
            <text:p>14</text:p>
          </table:table-cell>
          <table:table-cell table:style-name="ce35" table:formula="of:= INDIRECT(CONCATENATE([.$AA$10];&quot;.&quot;;&quot;M&quot;;([.$K314]+2)))" office:value-type="float" office:value="18" calcext:value-type="float">
            <text:p>18</text:p>
          </table:table-cell>
          <table:table-cell table:style-name="ce93" table:formula="of:= INDIRECT(CONCATENATE([.$AA$10];&quot;.&quot;;&quot;N&quot;;([.$K314]+2)))" office:value-type="float" office:value="27" calcext:value-type="float">
            <text:p>2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14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Q&quot;;([.$K314]+2)))" office:value-type="float" office:value="18" calcext:value-type="float">
            <text:p>18</text:p>
          </table:table-cell>
          <table:table-cell table:style-name="ce35" table:formula="of:= INDIRECT(CONCATENATE([.$AA$10];&quot;.&quot;;&quot;R&quot;;([.$K314]+2)))" office:value-type="float" office:value="22" calcext:value-type="float">
            <text:p>22</text:p>
          </table:table-cell>
          <table:table-cell table:style-name="ce35" table:formula="of:= INDIRECT(CONCATENATE([.$AA$10];&quot;.&quot;;&quot;S&quot;;([.$K314]+2)))" office:value-type="float" office:value="30" calcext:value-type="float">
            <text:p>30</text:p>
          </table:table-cell>
          <table:table-cell table:style-name="ce93" table:formula="of:= INDIRECT(CONCATENATE([.$AA$10];&quot;.&quot;;&quot;T&quot;;([.$K314]+2)))" office:value-type="float" office:value="17" calcext:value-type="float">
            <text:p>1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14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W&quot;;([.$K314]+2)))" office:value-type="float" office:value="6" calcext:value-type="float">
            <text:p>6</text:p>
          </table:table-cell>
          <table:table-cell table:style-name="ce35" table:formula="of:= INDIRECT(CONCATENATE([.$AA$10];&quot;.&quot;;&quot;X&quot;;([.$K314]+2)))" office:value-type="float" office:value="18" calcext:value-type="float">
            <text:p>18</text:p>
          </table:table-cell>
          <table:table-cell table:style-name="ce35" table:formula="of:= INDIRECT(CONCATENATE([.$AA$10];&quot;.&quot;;&quot;Y&quot;;([.$K314]+2)))" office:value-type="float" office:value="16" calcext:value-type="float">
            <text:p>16</text:p>
          </table:table-cell>
          <table:table-cell table:style-name="ce93" table:formula="of:= INDIRECT(CONCATENATE([.$AA$10];&quot;.&quot;;&quot;Z&quot;;([.$K314]+2)))" office:value-type="float" office:value="1" calcext:value-type="float">
            <text:p>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37]); CONCATENATE(&quot;Giocatori : &quot;; INDIRECT(CONCATENATE([.$AA$10];&quot;.&quot;;&quot;A&quot;;([.A337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37]); CONCATENATE(&quot;Giocatori : &quot;; INDIRECT(CONCATENATE([.$AA$10];&quot;.&quot;;&quot;A&quot;;([.K337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314]);IF(([.A314]+2)&lt;=[.$AA$10];[.A314]+2;&quot;-&quot;); &quot; - &quot;)" office:value-type="float" office:value="20" calcext:value-type="float" table:number-columns-spanned="3" table:number-rows-spanned="4">
            <text:p>20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14]);IF(([.K314]+2)&lt;=[.$AA$10];[.K314]+2;&quot;-&quot;); &quot; - &quot;)" office:value-type="float" office:value="20" calcext:value-type="float" table:number-columns-spanned="2" table:number-rows-spanned="4">
            <text:p>20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37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E&quot;;([.$K337]+2)))" office:value-type="float" office:value="8" calcext:value-type="float">
            <text:p>8</text:p>
          </table:table-cell>
          <table:table-cell table:style-name="ce35" table:formula="of:= INDIRECT(CONCATENATE([.$AA$10];&quot;.&quot;;&quot;F&quot;;([.$K337]+2)))" office:value-type="float" office:value="25" calcext:value-type="float">
            <text:p>25</text:p>
          </table:table-cell>
          <table:table-cell table:style-name="ce35" table:formula="of:= INDIRECT(CONCATENATE([.$AA$10];&quot;.&quot;;&quot;G&quot;;([.$K337]+2)))" office:value-type="float" office:value="20" calcext:value-type="float">
            <text:p>20</text:p>
          </table:table-cell>
          <table:table-cell table:style-name="ce93" table:formula="of:= INDIRECT(CONCATENATE([.$AA$10];&quot;.&quot;;&quot;H&quot;;([.$K337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37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K&quot;;([.$K337]+2)))" office:value-type="float" office:value="12" calcext:value-type="float">
            <text:p>12</text:p>
          </table:table-cell>
          <table:table-cell table:style-name="ce35" table:formula="of:= INDIRECT(CONCATENATE([.$AA$10];&quot;.&quot;;&quot;L&quot;;([.$K337]+2)))" office:value-type="float" office:value="16" calcext:value-type="float">
            <text:p>16</text:p>
          </table:table-cell>
          <table:table-cell table:style-name="ce35" table:formula="of:= INDIRECT(CONCATENATE([.$AA$10];&quot;.&quot;;&quot;M&quot;;([.$K337]+2)))" office:value-type="float" office:value="11" calcext:value-type="float">
            <text:p>11</text:p>
          </table:table-cell>
          <table:table-cell table:style-name="ce93" table:formula="of:= INDIRECT(CONCATENATE([.$AA$10];&quot;.&quot;;&quot;N&quot;;([.$K337]+2)))" office:value-type="float" office:value="20" calcext:value-type="float">
            <text:p>2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37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Q&quot;;([.$K337]+2)))" office:value-type="float" office:value="13" calcext:value-type="float">
            <text:p>13</text:p>
          </table:table-cell>
          <table:table-cell table:style-name="ce35" table:formula="of:= INDIRECT(CONCATENATE([.$AA$10];&quot;.&quot;;&quot;R&quot;;([.$K337]+2)))" office:value-type="float" office:value="20" calcext:value-type="float">
            <text:p>20</text:p>
          </table:table-cell>
          <table:table-cell table:style-name="ce35" table:formula="of:= INDIRECT(CONCATENATE([.$AA$10];&quot;.&quot;;&quot;S&quot;;([.$K337]+2)))" office:value-type="float" office:value="29" calcext:value-type="float">
            <text:p>29</text:p>
          </table:table-cell>
          <table:table-cell table:style-name="ce93" table:formula="of:= INDIRECT(CONCATENATE([.$AA$10];&quot;.&quot;;&quot;T&quot;;([.$K337]+2)))" office:value-type="float" office:value="27" calcext:value-type="float">
            <text:p>2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37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W&quot;;([.$K337]+2)))" office:value-type="float" office:value="21" calcext:value-type="float">
            <text:p>21</text:p>
          </table:table-cell>
          <table:table-cell table:style-name="ce35" table:formula="of:= INDIRECT(CONCATENATE([.$AA$10];&quot;.&quot;;&quot;X&quot;;([.$K337]+2)))" office:value-type="float" office:value="19" calcext:value-type="float">
            <text:p>19</text:p>
          </table:table-cell>
          <table:table-cell table:style-name="ce35" table:formula="of:= INDIRECT(CONCATENATE([.$AA$10];&quot;.&quot;;&quot;Y&quot;;([.$K337]+2)))" office:value-type="float" office:value="20" calcext:value-type="float">
            <text:p>20</text:p>
          </table:table-cell>
          <table:table-cell table:style-name="ce93" table:formula="of:= INDIRECT(CONCATENATE([.$AA$10];&quot;.&quot;;&quot;Z&quot;;([.$K337]+2)))" office:value-type="float" office:value="14" calcext:value-type="float">
            <text:p>14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60]); CONCATENATE(&quot;Giocatori : &quot;; INDIRECT(CONCATENATE([.$AA$10];&quot;.&quot;;&quot;A&quot;;([.A360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60]); CONCATENATE(&quot;Giocatori : &quot;; INDIRECT(CONCATENATE([.$AA$10];&quot;.&quot;;&quot;A&quot;;([.K360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337]);IF(([.A337]+2)&lt;=[.$AA$10];[.A337]+2;&quot;-&quot;); &quot; - &quot;)" office:value-type="float" office:value="22" calcext:value-type="float" table:number-columns-spanned="3" table:number-rows-spanned="4">
            <text:p>22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37]);IF(([.K337]+2)&lt;=[.$AA$10];[.K337]+2;&quot;-&quot;); &quot; - &quot;)" office:value-type="float" office:value="22" calcext:value-type="float" table:number-columns-spanned="2" table:number-rows-spanned="4">
            <text:p>2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360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E&quot;;([.$K360]+2)))" office:value-type="float" office:value="27" calcext:value-type="float">
            <text:p>27</text:p>
          </table:table-cell>
          <table:table-cell table:style-name="ce35" table:formula="of:= INDIRECT(CONCATENATE([.$AA$10];&quot;.&quot;;&quot;F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G&quot;;([.$K360]+2)))" office:value-type="float" office:value="21" calcext:value-type="float">
            <text:p>21</text:p>
          </table:table-cell>
          <table:table-cell table:style-name="ce93" table:formula="of:= INDIRECT(CONCATENATE([.$AA$10];&quot;.&quot;;&quot;H&quot;;([.$K360]+2)))" office:value-type="float" office:value="16" calcext:value-type="float">
            <text:p>16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60]+2)))" office:value-type="float" office:value="6" calcext:value-type="float" table:number-columns-spanned="2" table:number-rows-spanned="1">
            <text:p>6</text:p>
          </table:table-cell>
          <table:covered-table-cell table:style-name="ce34"/>
          <table:table-cell table:style-name="ce65" table:formula="of:= INDIRECT(CONCATENATE([.$AA$10];&quot;.&quot;;&quot;E&quot;;([.$K360]+2)))" office:value-type="float" office:value="27" calcext:value-type="float">
            <text:p>27</text:p>
          </table:table-cell>
          <table:table-cell table:style-name="ce35" table:formula="of:= INDIRECT(CONCATENATE([.$AA$10];&quot;.&quot;;&quot;F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G&quot;;([.$K360]+2)))" office:value-type="float" office:value="21" calcext:value-type="float">
            <text:p>21</text:p>
          </table:table-cell>
          <table:table-cell table:style-name="ce93" table:formula="of:= INDIRECT(CONCATENATE([.$AA$10];&quot;.&quot;;&quot;H&quot;;([.$K360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360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K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L&quot;;([.$K360]+2)))" office:value-type="float" office:value="5" calcext:value-type="float">
            <text:p>5</text:p>
          </table:table-cell>
          <table:table-cell table:style-name="ce35" table:formula="of:= INDIRECT(CONCATENATE([.$AA$10];&quot;.&quot;;&quot;M&quot;;([.$K360]+2)))" office:value-type="float" office:value="23" calcext:value-type="float">
            <text:p>23</text:p>
          </table:table-cell>
          <table:table-cell table:style-name="ce93" table:formula="of:= INDIRECT(CONCATENATE([.$AA$10];&quot;.&quot;;&quot;N&quot;;([.$K360]+2)))" office:value-type="float" office:value="13" calcext:value-type="float">
            <text:p>13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60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K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L&quot;;([.$K360]+2)))" office:value-type="float" office:value="5" calcext:value-type="float">
            <text:p>5</text:p>
          </table:table-cell>
          <table:table-cell table:style-name="ce35" table:formula="of:= INDIRECT(CONCATENATE([.$AA$10];&quot;.&quot;;&quot;M&quot;;([.$K360]+2)))" office:value-type="float" office:value="23" calcext:value-type="float">
            <text:p>23</text:p>
          </table:table-cell>
          <table:table-cell table:style-name="ce93" table:formula="of:= INDIRECT(CONCATENATE([.$AA$10];&quot;.&quot;;&quot;N&quot;;([.$K360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360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Q&quot;;([.$K360]+2)))" office:value-type="float" office:value="18" calcext:value-type="float">
            <text:p>18</text:p>
          </table:table-cell>
          <table:table-cell table:style-name="ce35" table:formula="of:= INDIRECT(CONCATENATE([.$AA$10];&quot;.&quot;;&quot;R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S&quot;;([.$K360]+2)))" office:value-type="float" office:value="30" calcext:value-type="float">
            <text:p>30</text:p>
          </table:table-cell>
          <table:table-cell table:style-name="ce93" table:formula="of:= INDIRECT(CONCATENATE([.$AA$10];&quot;.&quot;;&quot;T&quot;;([.$K360]+2)))" office:value-type="float" office:value="17" calcext:value-type="float">
            <text:p>17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60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Q&quot;;([.$K360]+2)))" office:value-type="float" office:value="18" calcext:value-type="float">
            <text:p>18</text:p>
          </table:table-cell>
          <table:table-cell table:style-name="ce35" table:formula="of:= INDIRECT(CONCATENATE([.$AA$10];&quot;.&quot;;&quot;R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S&quot;;([.$K360]+2)))" office:value-type="float" office:value="30" calcext:value-type="float">
            <text:p>30</text:p>
          </table:table-cell>
          <table:table-cell table:style-name="ce93" table:formula="of:= INDIRECT(CONCATENATE([.$AA$10];&quot;.&quot;;&quot;T&quot;;([.$K360]+2)))" office:value-type="float" office:value="17" calcext:value-type="float">
            <text:p>1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360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W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X&quot;;([.$K360]+2)))" office:value-type="float" office:value="10" calcext:value-type="float">
            <text:p>10</text:p>
          </table:table-cell>
          <table:table-cell table:style-name="ce35" table:formula="of:= INDIRECT(CONCATENATE([.$AA$10];&quot;.&quot;;&quot;Y&quot;;([.$K360]+2)))" office:value-type="float" office:value="31" calcext:value-type="float">
            <text:p>31</text:p>
          </table:table-cell>
          <table:table-cell table:style-name="ce93" table:formula="of:= INDIRECT(CONCATENATE([.$AA$10];&quot;.&quot;;&quot;Z&quot;;([.$K360]+2)))" office:value-type="float" office:value="29" calcext:value-type="float">
            <text:p>29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60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W&quot;;([.$K360]+2)))" office:value-type="float" office:value="22" calcext:value-type="float">
            <text:p>22</text:p>
          </table:table-cell>
          <table:table-cell table:style-name="ce35" table:formula="of:= INDIRECT(CONCATENATE([.$AA$10];&quot;.&quot;;&quot;X&quot;;([.$K360]+2)))" office:value-type="float" office:value="10" calcext:value-type="float">
            <text:p>10</text:p>
          </table:table-cell>
          <table:table-cell table:style-name="ce35" table:formula="of:= INDIRECT(CONCATENATE([.$AA$10];&quot;.&quot;;&quot;Y&quot;;([.$K360]+2)))" office:value-type="float" office:value="31" calcext:value-type="float">
            <text:p>31</text:p>
          </table:table-cell>
          <table:table-cell table:style-name="ce93" table:formula="of:= INDIRECT(CONCATENATE([.$AA$10];&quot;.&quot;;&quot;Z&quot;;([.$K360]+2)))" office:value-type="float" office:value="29" calcext:value-type="float">
            <text:p>2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7">
          <table:table-cell table:number-columns-repeated="19"/>
          <table:table-cell table:style-name="ce105"/>
          <table:table-cell table:number-columns-repeated="100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83]); CONCATENATE(&quot;Giocatori : &quot;; INDIRECT(CONCATENATE([.$AA$10];&quot;.&quot;;&quot;A&quot;;([.A383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83]); CONCATENATE(&quot;Giocatori : &quot;; INDIRECT(CONCATENATE([.$AA$10];&quot;.&quot;;&quot;A&quot;;([.K383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2"/>
          <table:table-cell table:formula="of:=IF(ISNONTEXT([.K360]);IF(([.K360]+2)&lt;=[.$AA$10];[.K360]+2;&quot;-&quot;); &quot; - &quot;)" office:value-type="float" office:value="24" calcext:value-type="float">
            <text:p>24</text:p>
          </table:table-cell>
          <table:table-cell table:number-columns-repeated="1002"/>
        </table:table-row>
        <table:table-row table:style-name="ro7">
          <table:table-cell table:style-name="ce5" table:formula="of:=IF(ISNONTEXT([.A360]);IF(([.A360]+2)&lt;=[.$AA$10];[.A360]+2;&quot;-&quot;); &quot; - &quot;)" office:value-type="float" office:value="24" calcext:value-type="float" table:number-columns-spanned="3" table:number-rows-spanned="4">
            <text:p>24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60]);IF(([.K360]+2)&lt;=[.$AA$10];[.K360]+2;&quot;-&quot;); &quot; - &quot;)" office:value-type="float" office:value="24" calcext:value-type="float" table:number-columns-spanned="2" table:number-rows-spanned="4">
            <text:p>24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E&quot;;([.$K383]+2)))" office:value-type="float" office:value="13" calcext:value-type="float">
            <text:p>13</text:p>
          </table:table-cell>
          <table:table-cell table:style-name="ce35" table:formula="of:= INDIRECT(CONCATENATE([.$AA$10];&quot;.&quot;;&quot;F&quot;;([.$K383]+2)))" office:value-type="float" office:value="3" calcext:value-type="float">
            <text:p>3</text:p>
          </table:table-cell>
          <table:table-cell table:style-name="ce35" table:formula="of:= INDIRECT(CONCATENATE([.$AA$10];&quot;.&quot;;&quot;G&quot;;([.$K383]+2)))" office:value-type="float" office:value="32" calcext:value-type="float">
            <text:p>32</text:p>
          </table:table-cell>
          <table:table-cell table:style-name="ce93" table:formula="of:= INDIRECT(CONCATENATE([.$AA$10];&quot;.&quot;;&quot;H&quot;;([.$K383]+2)))" office:value-type="float" office:value="24" calcext:value-type="float">
            <text:p>2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E&quot;;([.$K383]+2)))" office:value-type="float" office:value="13" calcext:value-type="float">
            <text:p>13</text:p>
          </table:table-cell>
          <table:table-cell table:style-name="ce35" table:formula="of:= INDIRECT(CONCATENATE([.$AA$10];&quot;.&quot;;&quot;F&quot;;([.$K383]+2)))" office:value-type="float" office:value="3" calcext:value-type="float">
            <text:p>3</text:p>
          </table:table-cell>
          <table:table-cell table:style-name="ce35" table:formula="of:= INDIRECT(CONCATENATE([.$AA$10];&quot;.&quot;;&quot;G&quot;;([.$K383]+2)))" office:value-type="float" office:value="32" calcext:value-type="float">
            <text:p>32</text:p>
          </table:table-cell>
          <table:table-cell table:style-name="ce93" table:formula="of:= INDIRECT(CONCATENATE([.$AA$10];&quot;.&quot;;&quot;H&quot;;([.$K383]+2)))" office:value-type="float" office:value="24" calcext:value-type="float">
            <text:p>24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K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L&quot;;([.$K383]+2)))" office:value-type="float" office:value="29" calcext:value-type="float">
            <text:p>29</text:p>
          </table:table-cell>
          <table:table-cell table:style-name="ce35" table:formula="of:= INDIRECT(CONCATENATE([.$AA$10];&quot;.&quot;;&quot;M&quot;;([.$K383]+2)))" office:value-type="float" office:value="9" calcext:value-type="float">
            <text:p>9</text:p>
          </table:table-cell>
          <table:table-cell table:style-name="ce93" table:formula="of:= INDIRECT(CONCATENATE([.$AA$10];&quot;.&quot;;&quot;N&quot;;([.$K383]+2)))" office:value-type="float" office:value="19" calcext:value-type="float">
            <text:p>19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K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L&quot;;([.$K383]+2)))" office:value-type="float" office:value="29" calcext:value-type="float">
            <text:p>29</text:p>
          </table:table-cell>
          <table:table-cell table:style-name="ce35" table:formula="of:= INDIRECT(CONCATENATE([.$AA$10];&quot;.&quot;;&quot;M&quot;;([.$K383]+2)))" office:value-type="float" office:value="9" calcext:value-type="float">
            <text:p>9</text:p>
          </table:table-cell>
          <table:table-cell table:style-name="ce93" table:formula="of:= INDIRECT(CONCATENATE([.$AA$10];&quot;.&quot;;&quot;N&quot;;([.$K383]+2)))" office:value-type="float" office:value="19" calcext:value-type="float">
            <text:p>1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383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R&quot;;([.$K383]+2)))" office:value-type="float" office:value="2" calcext:value-type="float">
            <text:p>2</text:p>
          </table:table-cell>
          <table:table-cell table:style-name="ce35" table:formula="of:= INDIRECT(CONCATENATE([.$AA$10];&quot;.&quot;;&quot;S&quot;;([.$K383]+2)))" office:value-type="float" office:value="12" calcext:value-type="float">
            <text:p>12</text:p>
          </table:table-cell>
          <table:table-cell table:style-name="ce93" table:formula="of:= INDIRECT(CONCATENATE([.$AA$10];&quot;.&quot;;&quot;T&quot;;([.$K383]+2)))" office:value-type="float" office:value="28" calcext:value-type="float">
            <text:p>28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83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R&quot;;([.$K383]+2)))" office:value-type="float" office:value="2" calcext:value-type="float">
            <text:p>2</text:p>
          </table:table-cell>
          <table:table-cell table:style-name="ce35" table:formula="of:= INDIRECT(CONCATENATE([.$AA$10];&quot;.&quot;;&quot;S&quot;;([.$K383]+2)))" office:value-type="float" office:value="12" calcext:value-type="float">
            <text:p>12</text:p>
          </table:table-cell>
          <table:table-cell table:style-name="ce93" table:formula="of:= INDIRECT(CONCATENATE([.$AA$10];&quot;.&quot;;&quot;T&quot;;([.$K383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W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X&quot;;([.$K383]+2)))" office:value-type="float" office:value="17" calcext:value-type="float">
            <text:p>17</text:p>
          </table:table-cell>
          <table:table-cell table:style-name="ce35" table:formula="of:= INDIRECT(CONCATENATE([.$AA$10];&quot;.&quot;;&quot;Y&quot;;([.$K383]+2)))" office:value-type="float" office:value="7" calcext:value-type="float">
            <text:p>7</text:p>
          </table:table-cell>
          <table:table-cell table:style-name="ce93" table:formula="of:= INDIRECT(CONCATENATE([.$AA$10];&quot;.&quot;;&quot;Z&quot;;([.$K383]+2)))" office:value-type="float" office:value="27" calcext:value-type="float">
            <text:p>27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83]+2)))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65" table:formula="of:= INDIRECT(CONCATENATE([.$AA$10];&quot;.&quot;;&quot;W&quot;;([.$K383]+2)))" office:value-type="float" office:value="24" calcext:value-type="float">
            <text:p>24</text:p>
          </table:table-cell>
          <table:table-cell table:style-name="ce35" table:formula="of:= INDIRECT(CONCATENATE([.$AA$10];&quot;.&quot;;&quot;X&quot;;([.$K383]+2)))" office:value-type="float" office:value="17" calcext:value-type="float">
            <text:p>17</text:p>
          </table:table-cell>
          <table:table-cell table:style-name="ce35" table:formula="of:= INDIRECT(CONCATENATE([.$AA$10];&quot;.&quot;;&quot;Y&quot;;([.$K383]+2)))" office:value-type="float" office:value="7" calcext:value-type="float">
            <text:p>7</text:p>
          </table:table-cell>
          <table:table-cell table:style-name="ce93" table:formula="of:= INDIRECT(CONCATENATE([.$AA$10];&quot;.&quot;;&quot;Z&quot;;([.$K383]+2)))" office:value-type="float" office:value="27" calcext:value-type="float">
            <text:p>2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406]); CONCATENATE(&quot;Giocatori : &quot;; INDIRECT(CONCATENATE([.$AA$10];&quot;.&quot;;&quot;A&quot;;([.A406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406]); CONCATENATE(&quot;Giocatori : &quot;; INDIRECT(CONCATENATE([.$AA$10];&quot;.&quot;;&quot;A&quot;;([.K406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383]);IF(([.A383]+2)&lt;=[.$AA$10];[.A383]+2;&quot;-&quot;); &quot; - &quot;)" office:value-type="float" office:value="26" calcext:value-type="float" table:number-columns-spanned="3" table:number-rows-spanned="4">
            <text:p>26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83]);IF(([.K383]+2)&lt;=[.$AA$10];[.K383]+2;&quot;-&quot;); &quot; - &quot;)" office:value-type="float" office:value="26" calcext:value-type="float" table:number-columns-spanned="2" table:number-rows-spanned="4">
            <text:p>26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406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E&quot;;([.$K406]+2)))" office:value-type="float" office:value="31" calcext:value-type="float">
            <text:p>31</text:p>
          </table:table-cell>
          <table:table-cell table:style-name="ce35" table:formula="of:= INDIRECT(CONCATENATE([.$AA$10];&quot;.&quot;;&quot;F&quot;;([.$K406]+2)))" office:value-type="float" office:value="18" calcext:value-type="float">
            <text:p>18</text:p>
          </table:table-cell>
          <table:table-cell table:style-name="ce35" table:formula="of:= INDIRECT(CONCATENATE([.$AA$10];&quot;.&quot;;&quot;G&quot;;([.$K406]+2)))" office:value-type="float" office:value="12" calcext:value-type="float">
            <text:p>12</text:p>
          </table:table-cell>
          <table:table-cell table:style-name="ce93" table:formula="of:= INDIRECT(CONCATENATE([.$AA$10];&quot;.&quot;;&quot;H&quot;;([.$K406]+2)))" office:value-type="float" office:value="26" calcext:value-type="float">
            <text:p>26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406]+2))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65" table:formula="of:= INDIRECT(CONCATENATE([.$AA$10];&quot;.&quot;;&quot;E&quot;;([.$K406]+2)))" office:value-type="float" office:value="31" calcext:value-type="float">
            <text:p>31</text:p>
          </table:table-cell>
          <table:table-cell table:style-name="ce35" table:formula="of:= INDIRECT(CONCATENATE([.$AA$10];&quot;.&quot;;&quot;F&quot;;([.$K406]+2)))" office:value-type="float" office:value="18" calcext:value-type="float">
            <text:p>18</text:p>
          </table:table-cell>
          <table:table-cell table:style-name="ce35" table:formula="of:= INDIRECT(CONCATENATE([.$AA$10];&quot;.&quot;;&quot;G&quot;;([.$K406]+2)))" office:value-type="float" office:value="12" calcext:value-type="float">
            <text:p>12</text:p>
          </table:table-cell>
          <table:table-cell table:style-name="ce93" table:formula="of:= INDIRECT(CONCATENATE([.$AA$10];&quot;.&quot;;&quot;H&quot;;([.$K406]+2)))" office:value-type="float" office:value="26" calcext:value-type="float">
            <text:p>2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40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406]+2)))" office:value-type="float" office:value="30" calcext:value-type="float">
            <text:p>30</text:p>
          </table:table-cell>
          <table:table-cell table:style-name="ce35" table:formula="of:= INDIRECT(CONCATENATE([.$AA$10];&quot;.&quot;;&quot;L&quot;;([.$K406]+2)))" office:value-type="float" office:value="26" calcext:value-type="float">
            <text:p>26</text:p>
          </table:table-cell>
          <table:table-cell table:style-name="ce35" table:formula="of:= INDIRECT(CONCATENATE([.$AA$10];&quot;.&quot;;&quot;M&quot;;([.$K406]+2)))" office:value-type="float" office:value="6" calcext:value-type="float">
            <text:p>6</text:p>
          </table:table-cell>
          <table:table-cell table:style-name="ce93" table:formula="of:= INDIRECT(CONCATENATE([.$AA$10];&quot;.&quot;;&quot;N&quot;;([.$K406]+2)))" office:value-type="float" office:value="10" calcext:value-type="float">
            <text:p>10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40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406]+2)))" office:value-type="float" office:value="30" calcext:value-type="float">
            <text:p>30</text:p>
          </table:table-cell>
          <table:table-cell table:style-name="ce35" table:formula="of:= INDIRECT(CONCATENATE([.$AA$10];&quot;.&quot;;&quot;L&quot;;([.$K406]+2)))" office:value-type="float" office:value="26" calcext:value-type="float">
            <text:p>26</text:p>
          </table:table-cell>
          <table:table-cell table:style-name="ce35" table:formula="of:= INDIRECT(CONCATENATE([.$AA$10];&quot;.&quot;;&quot;M&quot;;([.$K406]+2)))" office:value-type="float" office:value="6" calcext:value-type="float">
            <text:p>6</text:p>
          </table:table-cell>
          <table:table-cell table:style-name="ce93" table:formula="of:= INDIRECT(CONCATENATE([.$AA$10];&quot;.&quot;;&quot;N&quot;;([.$K406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40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Q&quot;;([.$K406]+2)))" office:value-type="float" office:value="3" calcext:value-type="float">
            <text:p>3</text:p>
          </table:table-cell>
          <table:table-cell table:style-name="ce35" table:formula="of:= INDIRECT(CONCATENATE([.$AA$10];&quot;.&quot;;&quot;R&quot;;([.$K406]+2)))" office:value-type="float" office:value="25" calcext:value-type="float">
            <text:p>25</text:p>
          </table:table-cell>
          <table:table-cell table:style-name="ce35" table:formula="of:= INDIRECT(CONCATENATE([.$AA$10];&quot;.&quot;;&quot;S&quot;;([.$K406]+2)))" office:value-type="float" office:value="26" calcext:value-type="float">
            <text:p>26</text:p>
          </table:table-cell>
          <table:table-cell table:style-name="ce93" table:formula="of:= INDIRECT(CONCATENATE([.$AA$10];&quot;.&quot;;&quot;T&quot;;([.$K406]+2)))" office:value-type="float" office:value="9" calcext:value-type="float">
            <text:p>9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40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Q&quot;;([.$K406]+2)))" office:value-type="float" office:value="3" calcext:value-type="float">
            <text:p>3</text:p>
          </table:table-cell>
          <table:table-cell table:style-name="ce35" table:formula="of:= INDIRECT(CONCATENATE([.$AA$10];&quot;.&quot;;&quot;R&quot;;([.$K406]+2)))" office:value-type="float" office:value="25" calcext:value-type="float">
            <text:p>25</text:p>
          </table:table-cell>
          <table:table-cell table:style-name="ce35" table:formula="of:= INDIRECT(CONCATENATE([.$AA$10];&quot;.&quot;;&quot;S&quot;;([.$K406]+2)))" office:value-type="float" office:value="26" calcext:value-type="float">
            <text:p>26</text:p>
          </table:table-cell>
          <table:table-cell table:style-name="ce93" table:formula="of:= INDIRECT(CONCATENATE([.$AA$10];&quot;.&quot;;&quot;T&quot;;([.$K406]+2)))" office:value-type="float" office:value="9" calcext:value-type="float">
            <text:p>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406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406]+2)))" office:value-type="float" office:value="11" calcext:value-type="float">
            <text:p>11</text:p>
          </table:table-cell>
          <table:table-cell table:style-name="ce35" table:formula="of:= INDIRECT(CONCATENATE([.$AA$10];&quot;.&quot;;&quot;X&quot;;([.$K406]+2)))" office:value-type="float" office:value="26" calcext:value-type="float">
            <text:p>26</text:p>
          </table:table-cell>
          <table:table-cell table:style-name="ce35" table:formula="of:= INDIRECT(CONCATENATE([.$AA$10];&quot;.&quot;;&quot;Y&quot;;([.$K406]+2)))" office:value-type="float" office:value="5" calcext:value-type="float">
            <text:p>5</text:p>
          </table:table-cell>
          <table:table-cell table:style-name="ce93" table:formula="of:= INDIRECT(CONCATENATE([.$AA$10];&quot;.&quot;;&quot;Z&quot;;([.$K406]+2)))" office:value-type="float" office:value="28" calcext:value-type="float">
            <text:p>28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406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406]+2)))" office:value-type="float" office:value="11" calcext:value-type="float">
            <text:p>11</text:p>
          </table:table-cell>
          <table:table-cell table:style-name="ce35" table:formula="of:= INDIRECT(CONCATENATE([.$AA$10];&quot;.&quot;;&quot;X&quot;;([.$K406]+2)))" office:value-type="float" office:value="26" calcext:value-type="float">
            <text:p>26</text:p>
          </table:table-cell>
          <table:table-cell table:style-name="ce35" table:formula="of:= INDIRECT(CONCATENATE([.$AA$10];&quot;.&quot;;&quot;Y&quot;;([.$K406]+2)))" office:value-type="float" office:value="5" calcext:value-type="float">
            <text:p>5</text:p>
          </table:table-cell>
          <table:table-cell table:style-name="ce93" table:formula="of:= INDIRECT(CONCATENATE([.$AA$10];&quot;.&quot;;&quot;Z&quot;;([.$K406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9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429]); CONCATENATE(&quot;Giocatori : &quot;; INDIRECT(CONCATENATE([.$AA$10];&quot;.&quot;;&quot;A&quot;;([.A429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429]); CONCATENATE(&quot;Giocatori : &quot;; INDIRECT(CONCATENATE([.$AA$10];&quot;.&quot;;&quot;A&quot;;([.K429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406]);IF(([.A406]+2)&lt;=[.$AA$10];[.A406]+2;&quot;-&quot;); &quot; - &quot;)" office:value-type="float" office:value="28" calcext:value-type="float" table:number-columns-spanned="3" table:number-rows-spanned="4">
            <text:p>28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406]);IF(([.K406]+2)&lt;=[.$AA$10];[.K406]+2;&quot;-&quot;); &quot; - &quot;)" office:value-type="float" office:value="28" calcext:value-type="float" table:number-columns-spanned="2" table:number-rows-spanned="4">
            <text:p>28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429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E&quot;;([.$K429]+2)))" office:value-type="float" office:value="1" calcext:value-type="float">
            <text:p>1</text:p>
          </table:table-cell>
          <table:table-cell table:style-name="ce35" table:formula="of:= INDIRECT(CONCATENATE([.$AA$10];&quot;.&quot;;&quot;F&quot;;([.$K429]+2)))" office:value-type="float" office:value="30" calcext:value-type="float">
            <text:p>30</text:p>
          </table:table-cell>
          <table:table-cell table:style-name="ce35" table:formula="of:= INDIRECT(CONCATENATE([.$AA$10];&quot;.&quot;;&quot;G&quot;;([.$K429]+2)))" office:value-type="float" office:value="28" calcext:value-type="float">
            <text:p>28</text:p>
          </table:table-cell>
          <table:table-cell table:style-name="ce93" table:formula="of:= INDIRECT(CONCATENATE([.$AA$10];&quot;.&quot;;&quot;H&quot;;([.$K429]+2)))" office:value-type="float" office:value="9" calcext:value-type="float">
            <text:p>9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429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E&quot;;([.$K429]+2)))" office:value-type="float" office:value="1" calcext:value-type="float">
            <text:p>1</text:p>
          </table:table-cell>
          <table:table-cell table:style-name="ce35" table:formula="of:= INDIRECT(CONCATENATE([.$AA$10];&quot;.&quot;;&quot;F&quot;;([.$K429]+2)))" office:value-type="float" office:value="30" calcext:value-type="float">
            <text:p>30</text:p>
          </table:table-cell>
          <table:table-cell table:style-name="ce35" table:formula="of:= INDIRECT(CONCATENATE([.$AA$10];&quot;.&quot;;&quot;G&quot;;([.$K429]+2)))" office:value-type="float" office:value="28" calcext:value-type="float">
            <text:p>28</text:p>
          </table:table-cell>
          <table:table-cell table:style-name="ce93" table:formula="of:= INDIRECT(CONCATENATE([.$AA$10];&quot;.&quot;;&quot;H&quot;;([.$K429]+2)))" office:value-type="float" office:value="9" calcext:value-type="float">
            <text:p>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429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K&quot;;([.$K429]+2)))" office:value-type="float" office:value="17" calcext:value-type="float">
            <text:p>17</text:p>
          </table:table-cell>
          <table:table-cell table:style-name="ce35" table:formula="of:= INDIRECT(CONCATENATE([.$AA$10];&quot;.&quot;;&quot;L&quot;;([.$K429]+2)))" office:value-type="float" office:value="28" calcext:value-type="float">
            <text:p>28</text:p>
          </table:table-cell>
          <table:table-cell table:style-name="ce35" table:formula="of:= INDIRECT(CONCATENATE([.$AA$10];&quot;.&quot;;&quot;M&quot;;([.$K429]+2)))" office:value-type="float" office:value="32" calcext:value-type="float">
            <text:p>32</text:p>
          </table:table-cell>
          <table:table-cell table:style-name="ce93" table:formula="of:= INDIRECT(CONCATENATE([.$AA$10];&quot;.&quot;;&quot;N&quot;;([.$K429]+2)))" office:value-type="float" office:value="25" calcext:value-type="float">
            <text:p>25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429]+2)))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table:formula="of:= INDIRECT(CONCATENATE([.$AA$10];&quot;.&quot;;&quot;K&quot;;([.$K429]+2)))" office:value-type="float" office:value="17" calcext:value-type="float">
            <text:p>17</text:p>
          </table:table-cell>
          <table:table-cell table:style-name="ce35" table:formula="of:= INDIRECT(CONCATENATE([.$AA$10];&quot;.&quot;;&quot;L&quot;;([.$K429]+2)))" office:value-type="float" office:value="28" calcext:value-type="float">
            <text:p>28</text:p>
          </table:table-cell>
          <table:table-cell table:style-name="ce35" table:formula="of:= INDIRECT(CONCATENATE([.$AA$10];&quot;.&quot;;&quot;M&quot;;([.$K429]+2)))" office:value-type="float" office:value="32" calcext:value-type="float">
            <text:p>32</text:p>
          </table:table-cell>
          <table:table-cell table:style-name="ce93" table:formula="of:= INDIRECT(CONCATENATE([.$AA$10];&quot;.&quot;;&quot;N&quot;;([.$K429]+2)))" office:value-type="float" office:value="25" calcext:value-type="float">
            <text:p>2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429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429]+2)))" office:value-type="float" office:value="24" calcext:value-type="float">
            <text:p>24</text:p>
          </table:table-cell>
          <table:table-cell table:style-name="ce35" table:formula="of:= INDIRECT(CONCATENATE([.$AA$10];&quot;.&quot;;&quot;R&quot;;([.$K429]+2)))" office:value-type="float" office:value="2" calcext:value-type="float">
            <text:p>2</text:p>
          </table:table-cell>
          <table:table-cell table:style-name="ce35" table:formula="of:= INDIRECT(CONCATENATE([.$AA$10];&quot;.&quot;;&quot;S&quot;;([.$K429]+2)))" office:value-type="float" office:value="12" calcext:value-type="float">
            <text:p>12</text:p>
          </table:table-cell>
          <table:table-cell table:style-name="ce93" table:formula="of:= INDIRECT(CONCATENATE([.$AA$10];&quot;.&quot;;&quot;T&quot;;([.$K429]+2)))" office:value-type="float" office:value="28" calcext:value-type="float">
            <text:p>28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429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429]+2)))" office:value-type="float" office:value="24" calcext:value-type="float">
            <text:p>24</text:p>
          </table:table-cell>
          <table:table-cell table:style-name="ce35" table:formula="of:= INDIRECT(CONCATENATE([.$AA$10];&quot;.&quot;;&quot;R&quot;;([.$K429]+2)))" office:value-type="float" office:value="2" calcext:value-type="float">
            <text:p>2</text:p>
          </table:table-cell>
          <table:table-cell table:style-name="ce35" table:formula="of:= INDIRECT(CONCATENATE([.$AA$10];&quot;.&quot;;&quot;S&quot;;([.$K429]+2)))" office:value-type="float" office:value="12" calcext:value-type="float">
            <text:p>12</text:p>
          </table:table-cell>
          <table:table-cell table:style-name="ce93" table:formula="of:= INDIRECT(CONCATENATE([.$AA$10];&quot;.&quot;;&quot;T&quot;;([.$K429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429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429]+2)))" office:value-type="float" office:value="11" calcext:value-type="float">
            <text:p>11</text:p>
          </table:table-cell>
          <table:table-cell table:style-name="ce35" table:formula="of:= INDIRECT(CONCATENATE([.$AA$10];&quot;.&quot;;&quot;X&quot;;([.$K429]+2)))" office:value-type="float" office:value="26" calcext:value-type="float">
            <text:p>26</text:p>
          </table:table-cell>
          <table:table-cell table:style-name="ce35" table:formula="of:= INDIRECT(CONCATENATE([.$AA$10];&quot;.&quot;;&quot;Y&quot;;([.$K429]+2)))" office:value-type="float" office:value="5" calcext:value-type="float">
            <text:p>5</text:p>
          </table:table-cell>
          <table:table-cell table:style-name="ce93" table:formula="of:= INDIRECT(CONCATENATE([.$AA$10];&quot;.&quot;;&quot;Z&quot;;([.$K429]+2)))" office:value-type="float" office:value="28" calcext:value-type="float">
            <text:p>28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429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429]+2)))" office:value-type="float" office:value="11" calcext:value-type="float">
            <text:p>11</text:p>
          </table:table-cell>
          <table:table-cell table:style-name="ce35" table:formula="of:= INDIRECT(CONCATENATE([.$AA$10];&quot;.&quot;;&quot;X&quot;;([.$K429]+2)))" office:value-type="float" office:value="26" calcext:value-type="float">
            <text:p>26</text:p>
          </table:table-cell>
          <table:table-cell table:style-name="ce35" table:formula="of:= INDIRECT(CONCATENATE([.$AA$10];&quot;.&quot;;&quot;Y&quot;;([.$K429]+2)))" office:value-type="float" office:value="5" calcext:value-type="float">
            <text:p>5</text:p>
          </table:table-cell>
          <table:table-cell table:style-name="ce93" table:formula="of:= INDIRECT(CONCATENATE([.$AA$10];&quot;.&quot;;&quot;Z&quot;;([.$K429]+2)))" office:value-type="float" office:value="28" calcext:value-type="float">
            <text:p>28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7" table:number-rows-repeated="104812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16" table:style-name="ta1">
        <table:table-column table:style-name="co3" table:number-columns-repeated="2" table:default-cell-style-name="ce78"/>
        <table:table-column table:style-name="co4" table:default-cell-style-name="ce78"/>
        <table:table-column table:style-name="co5" table:default-cell-style-name="ce78"/>
        <table:table-column table:style-name="co6" table:number-columns-repeated="4" table:default-cell-style-name="ce78"/>
        <table:table-column table:style-name="co7" table:number-columns-repeated="2" table:default-cell-style-name="ce78"/>
        <table:table-column table:style-name="co6" table:number-columns-repeated="4" table:default-cell-style-name="ce78"/>
        <table:table-column table:style-name="co8" table:number-columns-repeated="2" table:default-cell-style-name="ce78"/>
        <table:table-column table:style-name="co6" table:number-columns-repeated="4" table:default-cell-style-name="ce78"/>
        <table:table-column table:style-name="co9" table:number-columns-repeated="2" table:default-cell-style-name="ce78"/>
        <table:table-column table:style-name="co6" table:number-columns-repeated="4" table:default-cell-style-name="ce78"/>
        <table:table-column table:style-name="co3" table:number-columns-repeated="998" table:default-cell-style-name="Default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3" table:number-columns-repeated="2" table:default-cell-style-name="ce78"/>
        <table:table-column table:style-name="co10" table:default-cell-style-name="ce78"/>
        <table:table-column table:style-name="co11" table:default-cell-style-name="ce78"/>
        <table:table-column table:style-name="co10" table:number-columns-repeated="4" table:default-cell-style-name="ce78"/>
        <table:table-column table:style-name="co12" table:default-cell-style-name="ce78"/>
        <table:table-column table:style-name="co12" table:default-cell-style-name="Default"/>
        <table:table-column table:style-name="co10" table:number-columns-repeated="5" table:default-cell-style-name="ce78"/>
        <table:table-column table:style-name="co11" table:default-cell-style-name="ce78"/>
        <table:table-column table:style-name="co10" table:number-columns-repeated="5" table:default-cell-style-name="ce78"/>
        <table:table-column table:style-name="co12" table:default-cell-style-name="ce78"/>
        <table:table-column table:style-name="co10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 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7" table:number-columns-repeated="2" table:default-cell-style-name="ce78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3" table:number-columns-repeated="998" table:default-cell-style-name="Default"/>
        <table:table-row table:style-name="ro27">
          <table:table-cell table:style-name="ce78" office:value-type="string" calcext:value-type="string">
            <text:p>TOT</text:p>
          </table:table-cell>
          <table:table-cell table:style-name="ce78"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8"/>
          <table:table-cell table:style-name="ce80" office:value-type="string" calcext:value-type="string" table:number-columns-spanned="1" table:number-rows-spanned="2">
            <text:p>Turno2</text:p>
          </table:table-cell>
          <table:table-cell table:style-name="ce80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8"/>
          <table:table-cell table:number-columns-repeated="998"/>
        </table:table-row>
        <table:table-row table:style-name="ro27">
          <table:table-cell table:style-name="ce78" office:value-type="string" calcext:value-type="string">
            <text:p>Giocatori</text:p>
          </table:table-cell>
          <table:table-cell table:style-name="ce78" office:value-type="string" calcext:value-type="string">
            <text:p>Giocatore </text:p>
          </table:table-cell>
          <table:covered-table-cell table:number-columns-repeated="2"/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1.3" calcext:value-type="float">
            <text:p>1.3</text:p>
          </table:table-cell>
          <table:table-cell table:style-name="ce78" office:value-type="float" office:value="1.4" calcext:value-type="float">
            <text:p>1.4</text:p>
          </table:table-cell>
          <table:covered-table-cell table:number-columns-repeated="2"/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3" calcext:value-type="float">
            <text:p>2.3</text:p>
          </table:table-cell>
          <table:table-cell table:style-name="ce78" office:value-type="float" office:value="2.4" calcext:value-type="float">
            <text:p>2.4</text:p>
          </table:table-cell>
          <table:covered-table-cell table:number-columns-repeated="2"/>
          <table:table-cell table:style-name="ce78" office:value-type="float" office:value="3.1" calcext:value-type="float">
            <text:p>3.1</text:p>
          </table:table-cell>
          <table:table-cell table:style-name="ce78" office:value-type="float" office:value="3.2" calcext:value-type="float">
            <text:p>3.2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3.4" calcext:value-type="float">
            <text:p>3.4</text:p>
          </table:table-cell>
          <table:covered-table-cell table:number-columns-repeated="2"/>
          <table:table-cell table:style-name="ce78" office:value-type="float" office:value="4.1" calcext:value-type="float">
            <text:p>4.1</text:p>
          </table:table-cell>
          <table:table-cell table:style-name="ce78" office:value-type="float" office:value="4.2" calcext:value-type="float">
            <text:p>4.2</text:p>
          </table:table-cell>
          <table:table-cell table:style-name="ce78" office:value-type="float" office:value="4.3" calcext:value-type="float">
            <text:p>4.3</text:p>
          </table:table-cell>
          <table:table-cell table:style-name="ce78" office:value-type="float" office:value="4.4" calcext:value-type="float">
            <text:p>4.4</text:p>
          </table:table-cell>
          <table:table-cell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number-columns-repeated="2"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table:number-columns-repeated="8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>
          <table:table-cell table:style-name="ce78" office:value-type="string" calcext:value-type="string">
            <text:p>Process finished with exit code 0</text:p>
          </table:table-cell>
          <table:table-cell table:style-name="ce78" table:number-columns-repeated="7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>
          <table:table-cell table:style-name="ce78" table:number-columns-repeated="8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 table:number-rows-repeated="24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7" table:number-rows-repeated="104852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28" table:style-name="ta1"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2" table:default-cell-style-name="ce78"/>
        <table:table-column table:style-name="co16" table:number-columns-repeated="4" table:default-cell-style-name="ce78"/>
        <table:table-column table:style-name="co17" table:number-columns-repeated="2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32" table:style-name="ta1"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2" table:default-cell-style-name="ce78"/>
        <table:table-column table:style-name="co16" table:number-columns-repeated="4" table:default-cell-style-name="ce78"/>
        <table:table-column table:style-name="co17" table:number-columns-repeated="2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27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998"/>
        </table:table-row>
      </table:table>
      <table:table table:name="Prova di stampa" table:style-name="ta1">
        <table:table-column table:style-name="co3" table:number-columns-repeated="3" table:default-cell-style-name="Default"/>
        <table:table-column table:style-name="co3" table:default-cell-style-name="ce112"/>
        <table:table-column table:style-name="co3" table:default-cell-style-name="Default"/>
        <table:table-row table:style-name="ro30">
          <table:table-cell table:number-columns-repeated="3"/>
          <table:table-cell table:style-name="Default"/>
          <table:table-cell/>
        </table:table-row>
        <table:table-row table:style-name="ro30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30">
          <table:table-cell table:number-columns-repeated="3"/>
          <table:table-cell table:style-name="Default"/>
          <table:table-cell/>
        </table:table-row>
        <table:table-row table:style-name="ro30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30">
          <table:table-cell table:number-columns-repeated="3"/>
          <table:table-cell table:style-name="Default"/>
          <table:table-cell/>
        </table:table-row>
        <table:table-row table:style-name="ro30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30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0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0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0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0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0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30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0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0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37.45pt" fo:margin-bottom="37.45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2:35:54.19339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3T22:42:31.469195987</dc:date>
    <meta:editing-duration>PT7H1M29S</meta:editing-duration>
    <meta:editing-cycles>79</meta:editing-cycles>
    <meta:document-statistic meta:table-count="7" meta:cell-count="5286" meta:object-count="0"/>
  </office:meta>
</office:document-meta>
</file>